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40000000408F19BCEA5C2355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ill Sans MT" svg:font-family="'Gill Sans M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1.99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="none"/>
    </style:style>
    <style:style style:name="ce1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position="super 58%" style:font-size-complex="6.80000019073486pt"/>
    </style:style>
    <style:style style:name="T4" style:family="text">
      <style:text-properties fo:font-style="normal" style:font-name-asian="FreeSans" style:font-size-asian="12pt" style:font-style-asian="normal" style:font-style-complex="normal"/>
    </style:style>
    <style:style style:name="T5" style:family="text">
      <style:text-properties fo:font-style="normal" style:font-size-asian="12pt" style:font-style-asian="normal" style:font-style-complex="normal" style:font-name-asian="Gill Sans MT"/>
    </style:style>
    <style:style style:name="T6" style:family="text">
      <style:text-properties fo:font-style="normal" style:font-size-asian="12pt" style:font-style-asian="normal" style:font-style-complex="normal" fo:font-size="12pt" style:font-name-asian="Gill Sans MT"/>
    </style:style>
    <style:style style:name="T7" style:family="text">
      <style:text-properties fo:font-style="normal" style:font-size-asian="12pt" style:font-style-asian="normal" style:font-style-complex="normal" style:font-name-asian="FreeSans"/>
    </style:style>
  </office:automatic-styles>
  <office:body>
    <office:spreadsheet>
      <table:tracked-changes>
        <table:cell-content-change table:id="ct1" table:acceptance-state="accepted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 table:acceptance-state="accepted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 table:acceptance-state="accepted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 table:acceptance-state="accepted">
          <table:cell-address table:column="0" table:row="26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26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26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26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4" table:row="26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26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27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27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26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 table:acceptance-state="accepted">
          <table:cell-address table:column="2" table:row="27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27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27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5" table:row="27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acceptance-state="accepted" table:type="row" table:position="19" table:table="4">
          <office:change-info>
            <dc:creator> </dc:creator>
            <dc:date>2017-04-19T11:31:44.167862562</dc:date>
          </office:change-info>
          <table:dependencies>
            <table:dependency table:id="ct186"/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 table:acceptance-state="accepted">
          <table:cell-address table:column="0" table:row="19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" table:row="19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19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9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4" table:row="19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5" table:row="19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acceptance-state="accepted" table:type="row" table:position="20" table:table="4">
          <office:change-info>
            <dc:creator> </dc:creator>
            <dc:date>2017-04-19T11:33:15.801941335</dc:date>
          </office:change-info>
          <table:dependencies>
            <table:dependency table:id="ct187"/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 table:acceptance-state="accepted">
          <table:cell-address table:column="0" table:row="20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20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20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3" table:row="20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4" table:row="20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5" table:row="20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acceptance-state="accepted" table:type="row" table:position="21" table:table="4">
          <office:change-info>
            <dc:creator> </dc:creator>
            <dc:date>2017-04-19T11:34:27.850824157</dc:date>
          </office:change-info>
          <table:dependencies>
            <table:dependency table:id="ct188"/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 table:acceptance-state="accepted">
          <table:cell-address table:column="0" table:row="21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" table:row="21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2" table:row="21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21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 table:acceptance-state="accepted">
          <table:cell-address table:column="3" table:row="21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4" table:row="21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5" table:row="21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4" table:row="19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 table:acceptance-state="accepted">
          <table:cell-address table:column="2" table:row="21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 table:acceptance-state="accepted">
          <table:cell-address table:column="2" table:row="16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 table:acceptance-state="accepted">
          <table:cell-address table:column="2" table:row="9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The system shall provide a <text:s/>fully automated control for all aspects of the river system</text:p>
            </table:change-track-table-cell>
          </table:previous>
        </table:cell-content-change>
        <table:insertion table:id="ct46" table:acceptance-state="accepted" table:type="row" table:position="22" table:table="4">
          <office:change-info>
            <dc:creator> </dc:creator>
            <dc:date>2017-04-19T11:37:40.608379513</dc:date>
          </office:change-info>
          <table:dependencies>
            <table:dependency table:id="ct173"/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 table:acceptance-state="accepted">
          <table:cell-address table:column="0" table:row="22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" table:row="22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2" table:row="22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3" table:row="21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 table:acceptance-state="accepted">
          <table:cell-address table:column="3" table:row="22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4" table:row="22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5" table:row="22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0" table:row="9" table:table="6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1" table:row="9" table:table="6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9" table:table="6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9" table:table="6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4" table:row="9" table:table="6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5" table:row="9" table:table="6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0" table:row="10" table:table="6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1" table:row="10" table:table="6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10" table:table="6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10" table:table="6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4" table:row="10" table:table="6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5" table:row="10" table:table="6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11" table:table="6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" table:row="11" table:table="6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11" table:table="6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11" table:table="6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4" table:row="11" table:table="6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5" table:row="11" table:table="6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th April 201</text:p>
            </table:change-track-table-cell>
          </table:previous>
        </table:cell-content-change>
        <table:cell-content-change table:id="ct73" table:acceptance-state="accepted">
          <table:cell-address table:column="2" table:row="20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 table:acceptance-state="accepted">
          <table:cell-address table:column="2" table:row="11" table:table="6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acceptance-state="accepted" table:type="row" table:position="1" table:table="6">
          <office:change-info>
            <dc:creator> </dc:creator>
            <dc:date>2017-04-19T12:31:52.381404958</dc:date>
          </office:change-info>
          <table:dependencies>
            <table:dependency table:id="ct281"/>
            <table:dependency table:id="ct280"/>
            <table:dependency table:id="ct258"/>
            <table:dependency table:id="ct253"/>
            <table:dependency table:id="ct248"/>
            <table:dependency table:id="ct243"/>
            <table:dependency table:id="ct238"/>
            <table:dependency table:id="ct234"/>
            <table:dependency table:id="ct192"/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 table:acceptance-state="accepted">
          <table:cell-address table:column="0" table:row="1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" table:row="1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2" table:row="1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3" table:row="1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4" table:row="1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5" table:row="1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th April 201</text:p>
            </table:change-track-table-cell>
          </table:previous>
        </table:cell-content-change>
        <table:cell-content-change table:id="ct83" table:acceptance-state="accepted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 table:acceptance-state="accepted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 table:acceptance-state="accepted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 table:acceptance-state="accepted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 table:acceptance-state="accepted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 table:acceptance-state="accepted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 table:acceptance-state="accepted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 table:acceptance-state="accepted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 table:acceptance-state="accepted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 table:acceptance-state="accepted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 table:acceptance-state="accepted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 table:acceptance-state="accepted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 table:acceptance-state="accepted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 table:acceptance-state="accepted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 table:acceptance-state="accepted">
          <table:cell-address table:column="0" table:row="7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 table:acceptance-state="accepted">
          <table:cell-address table:column="0" table:row="8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 table:acceptance-state="accepted">
          <table:cell-address table:column="0" table:row="9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 table:acceptance-state="accepted">
          <table:cell-address table:column="0" table:row="10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 table:acceptance-state="accepted">
          <table:cell-address table:column="0" table:row="16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 table:acceptance-state="accepted">
          <table:cell-address table:column="0" table:row="18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 table:acceptance-state="accepted">
          <table:cell-address table:column="0" table:row="19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 table:acceptance-state="accepted">
          <table:cell-address table:column="0" table:row="20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 table:acceptance-state="accepted">
          <table:cell-address table:column="0" table:row="21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 table:acceptance-state="accepted">
          <table:cell-address table:column="0" table:row="22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 table:acceptance-state="accepted">
          <table:cell-address table:column="0" table:row="26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 table:acceptance-state="accepted">
          <table:cell-address table:column="0" table:row="27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 table:acceptance-state="accepted">
          <table:cell-address table:column="0" table:row="9" table:table="6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 table:acceptance-state="accepted">
          <table:cell-address table:column="0" table:row="10" table:table="6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 table:acceptance-state="accepted">
          <table:cell-address table:column="0" table:row="11" table:table="6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 table:acceptance-state="accepted">
          <table:cell-address table:column="0" table:row="1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 table:acceptance-state="accepted">
          <table:cell-address table:column="0" table:row="1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acceptance-state="accepted" table:type="row" table:position="11" table:table="4">
          <office:change-info>
            <dc:creator>Hamish MB</dc:creator>
            <dc:date>2017-04-21T11:25:28.488581665</dc:date>
          </office:change-info>
          <table:dependencies>
            <table:dependency table:id="ct299"/>
            <table:dependency table:id="ct168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 table:acceptance-state="accepted">
          <table:cell-address table:column="1" table:row="16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 table:acceptance-state="accepted">
          <table:cell-address table:column="1" table:row="17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 table:acceptance-state="accepted">
          <table:cell-address table:column="1" table:row="18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 table:acceptance-state="accepted">
          <table:cell-address table:column="1" table:row="17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 table:acceptance-state="accepted">
          <table:cell-address table:column="1" table:row="19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 table:acceptance-state="accepted">
          <table:cell-address table:column="1" table:row="20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 table:acceptance-state="accepted">
          <table:cell-address table:column="1" table:row="21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 table:acceptance-state="accepted">
          <table:cell-address table:column="1" table:row="22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 table:acceptance-state="accepted">
          <table:cell-address table:column="1" table:row="11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2" table:row="11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3" table:row="11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11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5" table:row="11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5" table:row="11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acceptance-state="accepted" table:type="row" table:position="12" table:table="4">
          <office:change-info>
            <dc:creator>Hamish MB</dc:creator>
            <dc:date>2017-04-21T11:28:25.781008546</dc:date>
          </office:change-info>
          <table:dependencies>
            <table:dependency table:id="ct182"/>
            <table:dependency table:id="ct169"/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 table:acceptance-state="accepted">
          <table:cell-address table:column="1" table:row="12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2" table:row="12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3" table:row="12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4" table:row="12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5" table:row="12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acceptance-state="accepted" table:type="row" table:position="13" table:table="4">
          <office:change-info>
            <dc:creator>Hamish MB</dc:creator>
            <dc:date>2017-04-21T11:29:29.466571600</dc:date>
          </office:change-info>
          <table:dependencies>
            <table:dependency table:id="ct170"/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 table:acceptance-state="accepted">
          <table:cell-address table:column="1" table:row="13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2" table:row="13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3" table:row="13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4" table:row="13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5" table:row="13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acceptance-state="accepted" table:type="row" table:position="14" table:table="4">
          <office:change-info>
            <dc:creator>Hamish MB</dc:creator>
            <dc:date>2017-04-21T11:30:17.834831854</dc:date>
          </office:change-info>
          <table:dependencies>
            <table:dependency table:id="ct183"/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 table:acceptance-state="accepted">
          <table:cell-address table:column="1" table:row="14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2" table:row="13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 table:acceptance-state="accepted">
          <table:cell-address table:column="2" table:row="14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3" table:row="14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4" table:row="14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5" table:row="14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acceptance-state="accepted" table:type="row" table:position="15" table:table="4">
          <office:change-info>
            <dc:creator>Hamish MB</dc:creator>
            <dc:date>2017-04-21T11:31:26.388802396</dc:date>
          </office:change-info>
          <table:dependencies>
            <table:dependency table:id="ct184"/>
            <table:dependency table:id="ct171"/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 table:acceptance-state="accepted">
          <table:cell-address table:column="1" table:row="15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2" table:row="15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3" table:row="15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4" table:row="15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5" table:row="15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acceptance-state="accepted" table:type="row" table:position="23" table:table="4">
          <office:change-info>
            <dc:creator>Hamish MB</dc:creator>
            <dc:date>2017-04-21T11:32:35.692885178</dc:date>
          </office:change-info>
          <table:dependencies>
            <table:dependency table:id="ct174"/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 table:acceptance-state="accepted">
          <table:cell-address table:column="1" table:row="23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2" table:row="23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3" table:row="23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4" table:row="23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5" table:row="23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th April 201</text:p>
            </table:change-track-table-cell>
          </table:previous>
        </table:cell-content-change>
        <table:cell-content-change table:id="ct161" table:acceptance-state="accepted">
          <table:cell-address table:column="0" table:row="3" table:table="0"/>
          <office:change-info>
            <dc:creator>Hamish MB</dc:creator>
            <dc:date>2017-04-25T12:30:28.426071470</dc:date>
          </office:change-info>
          <table:previous table:id="ct160">
            <table:change-track-table-cell office:value-type="string">
              <text:p>Version 0.4.1, 21st April 201</text:p>
            </table:change-track-table-cell>
          </table:previous>
        </table:cell-content-change>
        <table:cell-content-change table:id="ct162" table:acceptance-state="accepted">
          <table:cell-address table:column="0" table:row="3" table:table="0"/>
          <office:change-info>
            <dc:creator>Hamish MB</dc:creator>
            <dc:date>2017-04-25T12:30:36.432128561</dc:date>
          </office:change-info>
          <table:previous table:id="ct161">
            <table:change-track-table-cell office:value-type="string">
              <text:p>Version 0.5, 21st April 201</text:p>
            </table:change-track-table-cell>
          </table:previous>
        </table:cell-content-change>
        <table:cell-content-change table:id="ct163" table:acceptance-state="accepted">
          <table:cell-address table:column="0" table:row="3" table:table="0"/>
          <office:change-info>
            <dc:creator>Hamish MB</dc:creator>
            <dc:date>2017-04-25T12:30:40.421085108</dc:date>
          </office:change-info>
          <table:previous table:id="ct162">
            <table:change-track-table-cell office:value-type="string">
              <text:p>Version 0.5, 25tht April 201</text:p>
            </table:change-track-table-cell>
          </table:previous>
        </table:cell-content-change>
        <table:cell-content-change table:id="ct164" table:acceptance-state="accepted">
          <table:cell-address table:column="5" table:row="11" table:table="2"/>
          <office:change-info>
            <dc:creator>Hamish MB</dc:creator>
            <dc:date>2017-04-25T12:31:27.164440736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65" table:acceptance-state="accepted">
          <table:cell-address table:column="0" table:row="14" table:table="2"/>
          <office:change-info>
            <dc:creator>Hamish MB</dc:creator>
            <dc:date>2017-04-25T12:31:33.797811641</dc:date>
          </office:change-info>
          <table:previous table:id="ct2">
            <table:change-track-table-cell office:value-type="string">
              <text:p>Notes:</text:p>
            </table:change-track-table-cell>
          </table:previous>
        </table:cell-content-change>
        <table:cell-content-change table:id="ct166" table:acceptance-state="accepted">
          <table:cell-address table:column="1" table:row="14" table:table="2"/>
          <office:change-info>
            <dc:creator>Hamish MB</dc:creator>
            <dc:date>2017-04-25T12:31:40.815141746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167" table:acceptance-state="accepted">
          <table:cell-address table:column="2" table:row="14" table:table="2"/>
          <office:change-info>
            <dc:creator>Hamish MB</dc:creator>
            <dc:date>2017-04-25T12:31:44.922876382</dc:date>
          </office:change-info>
          <table:previous table:id="ct6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168" table:acceptance-state="accepted">
          <table:cell-address table:column="2" table:row="11" table:table="4"/>
          <office:change-info>
            <dc:creator>Hamish MB</dc:creator>
            <dc:date>2017-04-25T12:32:40.317563850</dc:date>
          </office:change-info>
          <table:previous table:id="ct124">
            <table:change-track-table-cell office:value-type="string">
              <text:p>The system shall have full control over the main pump, as well as the secondary water barrel pump</text:p>
            </table:change-track-table-cell>
          </table:previous>
        </table:cell-content-change>
        <table:cell-content-change table:id="ct169" table:acceptance-state="accepted">
          <table:cell-address table:column="2" table:row="12" table:table="4"/>
          <office:change-info>
            <dc:creator>Hamish MB</dc:creator>
            <dc:date>2017-04-25T12:32:52.242729377</dc:date>
          </office:change-info>
          <table:previous table:id="ct131">
            <table:change-track-table-cell office:value-type="string">
              <text:p>The system shall utilise ultrasonic sensors to monitor the level of water in the sump and the barrels.</text:p>
            </table:change-track-table-cell>
          </table:previous>
        </table:cell-content-change>
        <table:cell-content-change table:id="ct170" table:acceptance-state="accepted">
          <table:cell-address table:column="2" table:row="13" table:table="4"/>
          <office:change-info>
            <dc:creator>Hamish MB</dc:creator>
            <dc:date>2017-04-25T12:33:00.062779681</dc:date>
          </office:change-info>
          <table:previous table:id="ct143">
            <table:change-track-table-cell office:value-type="string">
              <text:p>The system shall have additional ultrasonic sensors in the river for leak detection/targeting.</text:p>
            </table:change-track-table-cell>
          </table:previous>
        </table:cell-content-change>
        <table:cell-content-change table:id="ct171" table:acceptance-state="accepted">
          <table:cell-address table:column="2" table:row="15" table:table="4"/>
          <office:change-info>
            <dc:creator>Hamish MB</dc:creator>
            <dc:date>2017-04-25T12:33:15.366996475</dc:date>
          </office:change-info>
          <table:previous table:id="ct150">
            <table:change-track-table-cell office:value-type="string">
              <text:p>The system shall use a small computer system (ideally with redundancy) to manage all its’ functions.</text:p>
            </table:change-track-table-cell>
          </table:previous>
        </table:cell-content-change>
        <table:cell-content-change table:id="ct172" table:acceptance-state="accepted">
          <table:cell-address table:column="2" table:row="18" table:table="4"/>
          <office:change-info>
            <dc:creator>Hamish MB</dc:creator>
            <dc:date>2017-04-25T12:33:35.853042919</dc:date>
          </office:change-info>
          <table:previous>
            <table:change-track-table-cell office:value-type="string">
              <text:p>A Graphical User Interface (GUI) shall be provided.</text:p>
            </table:change-track-table-cell>
          </table:previous>
        </table:cell-content-change>
        <table:cell-content-change table:id="ct173" table:acceptance-state="accepted">
          <table:cell-address table:column="2" table:row="22" table:table="4"/>
          <office:change-info>
            <dc:creator>Hamish MB</dc:creator>
            <dc:date>2017-04-26T12:37:51.614070350</dc:date>
          </office:change-info>
          <table:previous table:id="ct49">
            <table:change-track-table-cell office:value-type="string">
              <text:p>The GUI will be controllable via a PC in the main building and/or directly at the location of the embedded system.</text:p>
            </table:change-track-table-cell>
          </table:previous>
        </table:cell-content-change>
        <table:cell-content-change table:id="ct174" table:acceptance-state="accepted">
          <table:cell-address table:column="2" table:row="23" table:table="4"/>
          <office:change-info>
            <dc:creator>Hamish MB</dc:creator>
            <dc:date>2017-04-26T12:37:57.965703494</dc:date>
          </office:change-info>
          <table:previous table:id="ct156">
            <table:change-track-table-cell office:value-type="string">
              <text:p>The system will be capable of diagnosing and reporting leaks/faults/clogged filters</text:p>
            </table:change-track-table-cell>
          </table:previous>
        </table:cell-content-change>
        <table:cell-content-change table:id="ct175" table:acceptance-state="accepted">
          <table:cell-address table:column="0" table:row="3" table:table="0"/>
          <office:change-info>
            <dc:creator>Hamish MB</dc:creator>
            <dc:date>2017-04-26T12:41:28.970320081</dc:date>
          </office:change-info>
          <table:previous table:id="ct163">
            <table:change-track-table-cell office:value-type="string">
              <text:p>Version 0.5, 25th April 201</text:p>
            </table:change-track-table-cell>
          </table:previous>
        </table:cell-content-change>
        <table:cell-content-change table:id="ct176" table:acceptance-state="accepted">
          <table:cell-address table:column="0" table:row="3" table:table="0"/>
          <office:change-info>
            <dc:creator>Terry Coles</dc:creator>
            <dc:date>2017-04-26T12:52:18.041198042</dc:date>
          </office:change-info>
          <table:previous table:id="ct175">
            <table:change-track-table-cell office:value-type="string">
              <text:p>Version 0.5.1, 26th April 201</text:p>
            </table:change-track-table-cell>
          </table:previous>
        </table:cell-content-change>
        <table:cell-content-change table:id="ct177" table:acceptance-state="accepted">
          <table:cell-address table:column="0" table:row="3" table:table="0"/>
          <office:change-info>
            <dc:creator> Terry Coles</dc:creator>
            <dc:date>2018-02-02T10:41:07.700764897</dc:date>
          </office:change-info>
          <table:previous table:id="ct176">
            <table:change-track-table-cell office:value-type="string">
              <text:p>Version 0.5.2, 26th April 201</text:p>
            </table:change-track-table-cell>
          </table:previous>
        </table:cell-content-change>
        <table:cell-content-change table:id="ct178" table:acceptance-state="accepted">
          <table:cell-address table:column="5" table:row="10" table:table="2"/>
          <office:change-info>
            <dc:creator> Terry Coles</dc:creator>
            <dc:date>2018-02-02T10:45:48.854645712</dc:date>
          </office:change-info>
          <table:previous table:id="ct1">
            <table:change-track-table-cell office:value-type="string">
              <text:p>In progress</text:p>
            </table:change-track-table-cell>
          </table:previous>
        </table:cell-content-change>
        <table:cell-content-change table:id="ct179" table:acceptance-state="accepted">
          <table:cell-address table:column="5" table:row="8" table:table="4"/>
          <office:change-info>
            <dc:creator> Terry Coles</dc:creator>
            <dc:date>2018-02-02T10:50:47.468011786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0" table:acceptance-state="accepted">
          <table:cell-address table:column="5" table:row="9" table:table="4"/>
          <office:change-info>
            <dc:creator> Terry Coles</dc:creator>
            <dc:date>2018-02-02T10:50:53.932024954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1" table:acceptance-state="accepted">
          <table:cell-address table:column="5" table:row="10" table:table="4"/>
          <office:change-info>
            <dc:creator> Terry Coles</dc:creator>
            <dc:date>2018-02-02T10:50:58.995764621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2" table:acceptance-state="accepted">
          <table:cell-address table:column="5" table:row="12" table:table="4"/>
          <office:change-info>
            <dc:creator> Terry Coles</dc:creator>
            <dc:date>2018-02-02T10:51:10.349111225</dc:date>
          </office:change-info>
          <table:previous table:id="ct134">
            <table:change-track-table-cell office:value-type="string">
              <text:p>Not Started</text:p>
            </table:change-track-table-cell>
          </table:previous>
        </table:cell-content-change>
        <table:cell-content-change table:id="ct183" table:acceptance-state="accepted">
          <table:cell-address table:column="5" table:row="14" table:table="4"/>
          <office:change-info>
            <dc:creator> Terry Coles</dc:creator>
            <dc:date>2018-02-02T10:51:24.148246907</dc:date>
          </office:change-info>
          <table:previous table:id="ct147">
            <table:change-track-table-cell office:value-type="string">
              <text:p>Not Started</text:p>
            </table:change-track-table-cell>
          </table:previous>
        </table:cell-content-change>
        <table:cell-content-change table:id="ct184" table:acceptance-state="accepted">
          <table:cell-address table:column="5" table:row="15" table:table="4"/>
          <office:change-info>
            <dc:creator> Terry Coles</dc:creator>
            <dc:date>2018-02-02T10:51:42.468137385</dc:date>
          </office:change-info>
          <table:previous table:id="ct153">
            <table:change-track-table-cell office:value-type="string">
              <text:p>Not Started</text:p>
            </table:change-track-table-cell>
          </table:previous>
        </table:cell-content-change>
        <table:cell-content-change table:id="ct185" table:acceptance-state="accepted">
          <table:cell-address table:column="5" table:row="18" table:table="4"/>
          <office:change-info>
            <dc:creator> Terry Coles</dc:creator>
            <dc:date>2018-02-02T10:51:57.364567638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86" table:acceptance-state="accepted">
          <table:cell-address table:column="5" table:row="19" table:table="4"/>
          <office:change-info>
            <dc:creator> Terry Coles</dc:creator>
            <dc:date>2018-02-02T10:52:04.254502099</dc:date>
          </office:change-info>
          <table:previous table:id="ct26">
            <table:change-track-table-cell office:value-type="string">
              <text:p>Not Started</text:p>
            </table:change-track-table-cell>
          </table:previous>
        </table:cell-content-change>
        <table:cell-content-change table:id="ct187" table:acceptance-state="accepted">
          <table:cell-address table:column="5" table:row="20" table:table="4"/>
          <office:change-info>
            <dc:creator> Terry Coles</dc:creator>
            <dc:date>2018-02-02T10:52:37.207941070</dc:date>
          </office:change-info>
          <table:previous table:id="ct33">
            <table:change-track-table-cell office:value-type="string">
              <text:p>Not Started</text:p>
            </table:change-track-table-cell>
          </table:previous>
        </table:cell-content-change>
        <table:cell-content-change table:id="ct188" table:acceptance-state="accepted">
          <table:cell-address table:column="5" table:row="21" table:table="4"/>
          <office:change-info>
            <dc:creator> Terry Coles</dc:creator>
            <dc:date>2018-02-02T10:52:42.673448853</dc:date>
          </office:change-info>
          <table:previous table:id="ct41">
            <table:change-track-table-cell office:value-type="string">
              <text:p>Not Started</text:p>
            </table:change-track-table-cell>
          </table:previous>
        </table:cell-content-change>
        <table:cell-content-change table:id="ct189" table:acceptance-state="accepted">
          <table:cell-address table:column="5" table:row="27" table:table="4"/>
          <office:change-info>
            <dc:creator> Terry Coles</dc:creator>
            <dc:date>2018-02-02T10:53:08.441022464</dc:date>
          </office:change-info>
          <table:previous table:id="ct19">
            <table:change-track-table-cell office:value-type="string">
              <text:p>Not Started</text:p>
            </table:change-track-table-cell>
          </table:previous>
        </table:cell-content-change>
        <table:cell-content-change table:id="ct190" table:acceptance-state="accepted">
          <table:cell-address table:column="5" table:row="24" table:table="4"/>
          <office:change-info>
            <dc:creator> Terry Coles</dc:creator>
            <dc:date>2018-02-02T10:53:15.078444826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1" table:acceptance-state="accepted">
          <table:cell-address table:column="5" table:row="1" table:table="6"/>
          <office:change-info>
            <dc:creator> Terry Coles</dc:creator>
            <dc:date>2018-02-02T10:54:01.775830100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2" table:acceptance-state="accepted">
          <table:cell-address table:column="5" table:row="1" table:table="6"/>
          <office:change-info>
            <dc:creator> Terry Coles</dc:creator>
            <dc:date>2018-02-02T10:54:05.917132713</dc:date>
          </office:change-info>
          <table:previous table:id="ct81">
            <table:change-track-table-cell office:value-type="string">
              <text:p>Not Started</text:p>
            </table:change-track-table-cell>
          </table:previous>
        </table:cell-content-change>
        <table:cell-content-change table:id="ct193" table:acceptance-state="accepted">
          <table:cell-address table:column="5" table:row="1" table:table="6"/>
          <office:change-info>
            <dc:creator> Terry Coles</dc:creator>
            <dc:date>2018-02-02T10:54:12.685897784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194" table:acceptance-state="accepted">
          <table:cell-address table:column="5" table:row="12" table:table="2"/>
          <office:change-info>
            <dc:creator> Terry Coles</dc:creator>
            <dc:date>2018-02-02T11:08:54.438710118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95" table:acceptance-state="accepted">
          <table:cell-address table:column="0" table:row="1" table:table="5"/>
          <office:change-info>
            <dc:creator> Terry Coles</dc:creator>
            <dc:date>2018-02-07T10:44:29.838055836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0" table:row="2" table:table="5"/>
          <office:change-info>
            <dc:creator> Terry Coles</dc:creator>
            <dc:date>2018-02-07T10:44:29.838068763</dc:date>
          </office:change-info>
          <table:previous>
            <table:change-track-table-cell/>
          </table:previous>
        </table:cell-content-change>
        <table:cell-content-change table:id="ct197" table:acceptance-state="accepted">
          <table:cell-address table:column="0" table:row="4" table:table="5"/>
          <office:change-info>
            <dc:creator> Terry Coles</dc:creator>
            <dc:date>2018-02-07T10:44:29.838073802</dc:date>
          </office:change-info>
          <table:previous>
            <table:change-track-table-cell/>
          </table:previous>
        </table:cell-content-change>
        <table:cell-content-change table:id="ct198" table:acceptance-state="accepted">
          <table:cell-address table:column="0" table:row="5" table:table="5"/>
          <office:change-info>
            <dc:creator> Terry Coles</dc:creator>
            <dc:date>2018-02-07T10:44:29.838077006</dc:date>
          </office:change-info>
          <table:previous>
            <table:change-track-table-cell/>
          </table:previous>
        </table:cell-content-change>
        <table:cell-content-change table:id="ct199" table:acceptance-state="accepted">
          <table:cell-address table:column="0" table:row="6" table:table="5"/>
          <office:change-info>
            <dc:creator> Terry Coles</dc:creator>
            <dc:date>2018-02-07T10:44:29.838080341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0" table:row="7" table:table="5"/>
          <office:change-info>
            <dc:creator> Terry Coles</dc:creator>
            <dc:date>2018-02-07T10:44:29.83808349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0" table:row="8" table:table="5"/>
          <office:change-info>
            <dc:creator> Terry Coles</dc:creator>
            <dc:date>2018-02-07T10:44:29.83810700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9" table:table="5"/>
          <office:change-info>
            <dc:creator> Terry Coles</dc:creator>
            <dc:date>2018-02-07T10:44:29.838110301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5" table:table="5"/>
          <office:change-info>
            <dc:creator> Terry Coles</dc:creator>
            <dc:date>2018-02-07T10:44:29.838115084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1" table:row="7" table:table="5"/>
          <office:change-info>
            <dc:creator> Terry Coles</dc:creator>
            <dc:date>2018-02-07T10:44:29.838128542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1" table:row="8" table:table="5"/>
          <office:change-info>
            <dc:creator> Terry Coles</dc:creator>
            <dc:date>2018-02-07T10:44:29.838134441</dc:date>
          </office:change-info>
          <table:previous>
            <table:change-track-table-cell/>
          </table:previous>
        </table:cell-content-change>
        <table:cell-content-change table:id="ct206" table:acceptance-state="accepted">
          <table:cell-address table:column="1" table:row="9" table:table="5"/>
          <office:change-info>
            <dc:creator> Terry Coles</dc:creator>
            <dc:date>2018-02-07T10:44:29.838137894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4" table:table="5"/>
          <office:change-info>
            <dc:creator> Terry Coles</dc:creator>
            <dc:date>2018-02-07T10:44:29.838142479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6" table:table="5"/>
          <office:change-info>
            <dc:creator> Terry Coles</dc:creator>
            <dc:date>2018-02-07T10:44:29.838146993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7" table:table="5"/>
          <office:change-info>
            <dc:creator> Terry Coles</dc:creator>
            <dc:date>2018-02-07T10:44:29.838150591</dc:date>
          </office:change-info>
          <table:previous>
            <table:change-track-table-cell/>
          </table:previous>
        </table:cell-content-change>
        <table:cell-content-change table:id="ct210" table:acceptance-state="accepted">
          <table:cell-address table:column="2" table:row="8" table:table="5"/>
          <office:change-info>
            <dc:creator> Terry Coles</dc:creator>
            <dc:date>2018-02-07T10:44:29.838153986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9" table:table="5"/>
          <office:change-info>
            <dc:creator> Terry Coles</dc:creator>
            <dc:date>2018-02-07T10:44:29.838196631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3" table:row="4" table:table="5"/>
          <office:change-info>
            <dc:creator> Terry Coles</dc:creator>
            <dc:date>2018-02-07T10:44:29.838229896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3" table:row="6" table:table="5"/>
          <office:change-info>
            <dc:creator> Terry Coles</dc:creator>
            <dc:date>2018-02-07T10:44:29.838237078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3" table:row="7" table:table="5"/>
          <office:change-info>
            <dc:creator> Terry Coles</dc:creator>
            <dc:date>2018-02-07T10:44:29.83824217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3" table:row="8" table:table="5"/>
          <office:change-info>
            <dc:creator> Terry Coles</dc:creator>
            <dc:date>2018-02-07T10:44:29.838246676</dc:date>
          </office:change-info>
          <table:previous>
            <table:change-track-table-cell/>
          </table:previous>
        </table:cell-content-change>
        <table:cell-content-change table:id="ct216" table:acceptance-state="accepted">
          <table:cell-address table:column="3" table:row="9" table:table="5"/>
          <office:change-info>
            <dc:creator> Terry Coles</dc:creator>
            <dc:date>2018-02-07T10:44:29.838251161</dc:date>
          </office:change-info>
          <table:previous>
            <table:change-track-table-cell/>
          </table:previous>
        </table:cell-content-change>
        <table:cell-content-change table:id="ct217" table:acceptance-state="accepted">
          <table:cell-address table:column="4" table:row="4" table:table="5"/>
          <office:change-info>
            <dc:creator> Terry Coles</dc:creator>
            <dc:date>2018-02-07T10:44:29.838256227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4" table:row="6" table:table="5"/>
          <office:change-info>
            <dc:creator> Terry Coles</dc:creator>
            <dc:date>2018-02-07T10:44:29.838260524</dc:date>
          </office:change-info>
          <table:previous>
            <table:change-track-table-cell/>
          </table:previous>
        </table:cell-content-change>
        <table:cell-content-change table:id="ct219" table:acceptance-state="accepted">
          <table:cell-address table:column="4" table:row="7" table:table="5"/>
          <office:change-info>
            <dc:creator> Terry Coles</dc:creator>
            <dc:date>2018-02-07T10:44:29.838264513</dc:date>
          </office:change-info>
          <table:previous>
            <table:change-track-table-cell/>
          </table:previous>
        </table:cell-content-change>
        <table:cell-content-change table:id="ct220" table:acceptance-state="accepted">
          <table:cell-address table:column="4" table:row="8" table:table="5"/>
          <office:change-info>
            <dc:creator> Terry Coles</dc:creator>
            <dc:date>2018-02-07T10:44:29.838267833</dc:date>
          </office:change-info>
          <table:previous>
            <table:change-track-table-cell/>
          </table:previous>
        </table:cell-content-change>
        <table:cell-content-change table:id="ct221" table:acceptance-state="accepted">
          <table:cell-address table:column="4" table:row="9" table:table="5"/>
          <office:change-info>
            <dc:creator> Terry Coles</dc:creator>
            <dc:date>2018-02-07T10:44:29.838271011</dc:date>
          </office:change-info>
          <table:previous>
            <table:change-track-table-cell/>
          </table:previous>
        </table:cell-content-change>
        <table:cell-content-change table:id="ct222" table:acceptance-state="accepted">
          <table:cell-address table:column="5" table:row="4" table:table="5"/>
          <office:change-info>
            <dc:creator> Terry Coles</dc:creator>
            <dc:date>2018-02-07T10:44:29.838275285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5" table:row="6" table:table="5"/>
          <office:change-info>
            <dc:creator> Terry Coles</dc:creator>
            <dc:date>2018-02-07T10:44:29.838280065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5" table:row="7" table:table="5"/>
          <office:change-info>
            <dc:creator> Terry Coles</dc:creator>
            <dc:date>2018-02-07T10:44:29.838283673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5" table:row="8" table:table="5"/>
          <office:change-info>
            <dc:creator> Terry Coles</dc:creator>
            <dc:date>2018-02-07T10:44:29.838287196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5" table:row="9" table:table="5"/>
          <office:change-info>
            <dc:creator> Terry Coles</dc:creator>
            <dc:date>2018-02-07T10:44:29.838290713</dc:date>
          </office:change-info>
          <table:previous>
            <table:change-track-table-cell/>
          </table:previous>
        </table:cell-content-change>
        <table:movement table:id="ct227" table:acceptance-state="accepted">
          <table:source-range-address table:start-column="0" table:start-row="1" table:start-table="5" table:end-column="1023" table:end-row="-1" table:end-table="5"/>
          <table:target-range-address table:start-column="0" table:start-row="1" table:start-table="6" table:end-column="1023" table:end-row="12" table:end-table="6"/>
          <office:change-info>
            <dc:creator> Terry Coles</dc:creator>
            <dc:date>2018-02-07T10:44:37.556159864</dc:date>
          </office:change-info>
          <table:dependencies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</table:dependencies>
        </table:movement>
        <table:cell-content-change table:id="ct228" table:acceptance-state="accepted">
          <table:cell-address table:column="0" table:row="1" table:table="6"/>
          <office:change-info>
            <dc:creator> Terry Coles</dc:creator>
            <dc:date>2018-02-07T10:44:54.642914162</dc:date>
          </office:change-info>
          <table:previous>
            <table:change-track-table-cell office:value-type="string">
              <text:p>Functional Requirements</text:p>
            </table:change-track-table-cell>
          </table:previous>
        </table:cell-content-change>
        <table:cell-content-change table:id="ct229" table:acceptance-state="accepted">
          <table:cell-address table:column="0" table:row="1" table:table="6"/>
          <office:change-info>
            <dc:creator> Terry Coles</dc:creator>
            <dc:date>2018-02-07T10:44:54.642922850</dc:date>
          </office:change-info>
          <table:previous>
            <table:change-track-table-cell office:value-type="string">
              <text:p>Phase 6 – Stored Water Balancing Between Storage Sites</text:p>
            </table:change-track-table-cell>
          </table:previous>
        </table:cell-content-change>
        <table:cell-content-change table:id="ct230" table:acceptance-state="accepted">
          <table:cell-address table:column="0" table:row="1" table:table="6"/>
          <office:change-info>
            <dc:creator> Terry Coles</dc:creator>
            <dc:date>2018-02-07T10:44:54.642927534</dc:date>
          </office:change-info>
          <table:previous>
            <table:change-track-table-cell office:value-type="string">
              <text:p>Requirement Numbers</text:p>
            </table:change-track-table-cell>
          </table:previous>
        </table:cell-content-change>
        <table:cell-content-change table:id="ct231" table:acceptance-state="accepted">
          <table:cell-address table:column="0" table:row="1" table:table="6"/>
          <office:change-info>
            <dc:creator> Terry Coles</dc:creator>
            <dc:date>2018-02-07T10:44:54.642931271</dc:date>
          </office:change-info>
          <table:previous>
            <table:change-track-table-cell office:value-type="string">
              <text:p>Source</text:p>
            </table:change-track-table-cell>
          </table:previous>
        </table:cell-content-change>
        <table:cell-content-change table:id="ct232" table:acceptance-state="accepted">
          <table:cell-address table:column="0" table:row="1" table:table="6"/>
          <office:change-info>
            <dc:creator> Terry Coles</dc:creator>
            <dc:date>2018-02-07T10:44:54.642934828</dc:date>
          </office:change-info>
          <table:previous>
            <table:change-track-table-cell office:value-type="string">
              <text:p>2.2.3</text:p>
            </table:change-track-table-cell>
          </table:previous>
        </table:cell-content-change>
        <table:cell-content-change table:id="ct233" table:acceptance-state="accepted">
          <table:cell-address table:column="0" table:row="1" table:table="6"/>
          <office:change-info>
            <dc:creator> Terry Coles</dc:creator>
            <dc:date>2018-02-07T10:44:54.642938205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234" table:acceptance-state="accepted">
          <table:cell-address table:column="0" table:row="1" table:table="6"/>
          <office:change-info>
            <dc:creator> Terry Coles</dc:creator>
            <dc:date>2018-02-07T10:44:54.642941560</dc:date>
          </office:change-info>
          <table:previous table:id="ct113">
            <table:change-track-table-cell office:value-type="string">
              <text:p>-</text:p>
            </table:change-track-table-cell>
          </table:previous>
        </table:cell-content-change>
        <table:cell-content-change table:id="ct235" table:acceptance-state="accepted">
          <table:cell-address table:column="0" table:row="1" table:table="6"/>
          <office:change-info>
            <dc:creator> Terry Coles</dc:creator>
            <dc:date>2018-02-07T10:44:54.642944590</dc:date>
          </office:change-info>
          <table:previous>
            <table:change-track-table-cell office:value-type="string">
              <text:p>-</text:p>
            </table:change-track-table-cell>
          </table:previous>
        </table:cell-content-change>
        <table:cell-content-change table:id="ct236" table:acceptance-state="accepted">
          <table:cell-address table:column="1" table:row="1" table:table="6"/>
          <office:change-info>
            <dc:creator> Terry Coles</dc:creator>
            <dc:date>2018-02-07T10:44:54.642949101</dc:date>
          </office:change-info>
          <table:previous>
            <table:change-track-table-cell office:value-type="string">
              <text:p>Derived</text:p>
            </table:change-track-table-cell>
          </table:previous>
        </table:cell-content-change>
        <table:cell-content-change table:id="ct237" table:acceptance-state="accepted">
          <table:cell-address table:column="1" table:row="1" table:table="6"/>
          <office:change-info>
            <dc:creator> Terry Coles</dc:creator>
            <dc:date>2018-02-07T10:44:54.642956840</dc:date>
          </office:change-info>
          <table:previous>
            <table:change-track-table-cell office:value-type="float" office:value="6.1"/>
          </table:previous>
        </table:cell-content-change>
        <table:cell-content-change table:id="ct238" table:acceptance-state="accepted">
          <table:cell-address table:column="1" table:row="1" table:table="6"/>
          <office:change-info>
            <dc:creator> Terry Coles</dc:creator>
            <dc:date>2018-02-07T10:44:54.642962334</dc:date>
          </office:change-info>
          <table:previous table:id="ct77">
            <table:change-track-table-cell office:value-type="string">
              <text:p>6.1.1</text:p>
            </table:change-track-table-cell>
          </table:previous>
        </table:cell-content-change>
        <table:cell-content-change table:id="ct239" table:acceptance-state="accepted">
          <table:cell-address table:column="1" table:row="1" table:table="6"/>
          <office:change-info>
            <dc:creator> Terry Coles</dc:creator>
            <dc:date>2018-02-07T10:44:54.642965821</dc:date>
          </office:change-info>
          <table:previous>
            <table:change-track-table-cell office:value-type="string">
              <text:p>6.1.1</text:p>
            </table:change-track-table-cell>
          </table:previous>
        </table:cell-content-change>
        <table:cell-content-change table:id="ct240" table:acceptance-state="accepted">
          <table:cell-address table:column="2" table:row="1" table:table="6"/>
          <office:change-info>
            <dc:creator> Terry Coles</dc:creator>
            <dc:date>2018-02-07T10:44:54.642970133</dc:date>
          </office:change-info>
          <table:previous>
            <table:change-track-table-cell office:value-type="string">
              <text:p>Requirement</text:p>
            </table:change-track-table-cell>
          </table:previous>
        </table:cell-content-change>
        <table:cell-content-change table:id="ct241" table:acceptance-state="accepted">
          <table:cell-address table:column="2" table:row="1" table:table="6"/>
          <office:change-info>
            <dc:creator> Terry Coles</dc:creator>
            <dc:date>2018-02-07T10:44:54.642974615</dc:date>
          </office:change-info>
          <table:previous>
            <table:change-track-table-cell office:value-type="string">
              <text:p>Stored water “balancing” between storage sites.</text:p>
            </table:change-track-table-cell>
          </table:previous>
        </table:cell-content-change>
        <table:cell-content-change table:id="ct242" table:acceptance-state="accepted">
          <table:cell-address table:column="2" table:row="1" table:table="6"/>
          <office:change-info>
            <dc:creator> Terry Coles</dc:creator>
            <dc:date>2018-02-07T10:44:54.642978333</dc:date>
          </office:change-info>
          <table:previous>
            <table:change-track-table-cell office:value-type="string">
              <text:p>Additional rainwater butts shall be located in suitable places to harvest water from the roofs of the WMT buildings.</text:p>
            </table:change-track-table-cell>
          </table:previous>
        </table:cell-content-change>
        <table:cell-content-change table:id="ct243" table:acceptance-state="accepted">
          <table:cell-address table:column="2" table:row="1" table:table="6"/>
          <office:change-info>
            <dc:creator> Terry Coles</dc:creator>
            <dc:date>2018-02-07T10:44:54.642981957</dc:date>
          </office:change-info>
          <table:previous table:id="ct78">
            <table:change-track-table-cell office:value-type="string">
              <text:p>These rainwater butts shall be connected to the existing river control system.</text:p>
            </table:change-track-table-cell>
          </table:previous>
        </table:cell-content-change>
        <table:cell-content-change table:id="ct244" table:acceptance-state="accepted">
          <table:cell-address table:column="2" table:row="1" table:table="6"/>
          <office:change-info>
            <dc:creator> Terry Coles</dc:creator>
            <dc:date>2018-02-07T10:44:54.643004666</dc:date>
          </office:change-info>
          <table:previous>
            <table:change-track-table-cell office:value-type="string">
              <text:p>A means of balancing the water levels in the rainwater butts shall be provided</text:p>
            </table:change-track-table-cell>
          </table:previous>
        </table:cell-content-change>
        <table:cell-content-change table:id="ct245" table:acceptance-state="accepted">
          <table:cell-address table:column="3" table:row="1" table:table="6"/>
          <office:change-info>
            <dc:creator> Terry Coles</dc:creator>
            <dc:date>2018-02-07T10:44:54.643030049</dc:date>
          </office:change-info>
          <table:previous>
            <table:change-track-table-cell office:value-type="string">
              <text:p>Priority</text:p>
            </table:change-track-table-cell>
          </table:previous>
        </table:cell-content-change>
        <table:cell-content-change table:id="ct246" table:acceptance-state="accepted">
          <table:cell-address table:column="3" table:row="1" table:table="6"/>
          <office:change-info>
            <dc:creator> Terry Coles</dc:creator>
            <dc:date>2018-02-07T10:44:54.643040575</dc:date>
          </office:change-info>
          <table:previous>
            <table:change-track-table-cell office:value-type="float" office:value="2"/>
          </table:previous>
        </table:cell-content-change>
        <table:cell-content-change table:id="ct247" table:acceptance-state="accepted">
          <table:cell-address table:column="3" table:row="1" table:table="6"/>
          <office:change-info>
            <dc:creator> Terry Coles</dc:creator>
            <dc:date>2018-02-07T10:44:54.643046676</dc:date>
          </office:change-info>
          <table:previous>
            <table:change-track-table-cell office:value-type="float" office:value="2"/>
          </table:previous>
        </table:cell-content-change>
        <table:cell-content-change table:id="ct248" table:acceptance-state="accepted">
          <table:cell-address table:column="3" table:row="1" table:table="6"/>
          <office:change-info>
            <dc:creator> Terry Coles</dc:creator>
            <dc:date>2018-02-07T10:44:54.643051707</dc:date>
          </office:change-info>
          <table:previous table:id="ct79">
            <table:change-track-table-cell office:value-type="float" office:value="2"/>
          </table:previous>
        </table:cell-content-change>
        <table:cell-content-change table:id="ct249" table:acceptance-state="accepted">
          <table:cell-address table:column="3" table:row="1" table:table="6"/>
          <office:change-info>
            <dc:creator> Terry Coles</dc:creator>
            <dc:date>2018-02-07T10:44:54.643056376</dc:date>
          </office:change-info>
          <table:previous>
            <table:change-track-table-cell office:value-type="float" office:value="2"/>
          </table:previous>
        </table:cell-content-change>
        <table:cell-content-change table:id="ct250" table:acceptance-state="accepted">
          <table:cell-address table:column="4" table:row="1" table:table="6"/>
          <office:change-info>
            <dc:creator> Terry Coles</dc:creator>
            <dc:date>2018-02-07T10:44:54.643061283</dc:date>
          </office:change-info>
          <table:previous>
            <table:change-track-table-cell office:value-type="string">
              <text:p>Type</text:p>
            </table:change-track-table-cell>
          </table:previous>
        </table:cell-content-change>
        <table:cell-content-change table:id="ct251" table:acceptance-state="accepted">
          <table:cell-address table:column="4" table:row="1" table:table="6"/>
          <office:change-info>
            <dc:creator> Terry Coles</dc:creator>
            <dc:date>2018-02-07T10:44:54.643065671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2" table:acceptance-state="accepted">
          <table:cell-address table:column="4" table:row="1" table:table="6"/>
          <office:change-info>
            <dc:creator> Terry Coles</dc:creator>
            <dc:date>2018-02-07T10:44:54.643069481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3" table:acceptance-state="accepted">
          <table:cell-address table:column="4" table:row="1" table:table="6"/>
          <office:change-info>
            <dc:creator> Terry Coles</dc:creator>
            <dc:date>2018-02-07T10:44:54.643073074</dc:date>
          </office:change-info>
          <table:previous table:id="ct80">
            <table:change-track-table-cell office:value-type="string">
              <text:p>Desirable</text:p>
            </table:change-track-table-cell>
          </table:previous>
        </table:cell-content-change>
        <table:cell-content-change table:id="ct254" table:acceptance-state="accepted">
          <table:cell-address table:column="4" table:row="1" table:table="6"/>
          <office:change-info>
            <dc:creator> Terry Coles</dc:creator>
            <dc:date>2018-02-07T10:44:54.643076106</dc:date>
          </office:change-info>
          <table:previous>
            <table:change-track-table-cell office:value-type="string">
              <text:p>Desirable</text:p>
            </table:change-track-table-cell>
          </table:previous>
        </table:cell-content-change>
        <table:cell-content-change table:id="ct255" table:acceptance-state="accepted">
          <table:cell-address table:column="5" table:row="1" table:table="6"/>
          <office:change-info>
            <dc:creator> Terry Coles</dc:creator>
            <dc:date>2018-02-07T10:44:54.643080190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256" table:acceptance-state="accepted">
          <table:cell-address table:column="5" table:row="1" table:table="6"/>
          <office:change-info>
            <dc:creator> Terry Coles</dc:creator>
            <dc:date>2018-02-07T10:44:54.643084658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257" table:acceptance-state="accepted">
          <table:cell-address table:column="5" table:row="1" table:table="6"/>
          <office:change-info>
            <dc:creator> Terry Coles</dc:creator>
            <dc:date>2018-02-07T10:44:54.643088605</dc:date>
          </office:change-info>
          <table:previous table:id="ct191">
            <table:change-track-table-cell office:value-type="string">
              <text:p>In progress</text:p>
            </table:change-track-table-cell>
          </table:previous>
        </table:cell-content-change>
        <table:cell-content-change table:id="ct258" table:acceptance-state="accepted">
          <table:cell-address table:column="5" table:row="1" table:table="6"/>
          <office:change-info>
            <dc:creator> Terry Coles</dc:creator>
            <dc:date>2018-02-07T10:44:54.643090668</dc:date>
          </office:change-info>
          <table:previous table:id="ct192">
            <table:change-track-table-cell office:value-type="string">
              <text:p>In progress</text:p>
            </table:change-track-table-cell>
          </table:previous>
        </table:cell-content-change>
        <table:cell-content-change table:id="ct259" table:acceptance-state="accepted">
          <table:cell-address table:column="5" table:row="1" table:table="6"/>
          <office:change-info>
            <dc:creator> Terry Coles</dc:creator>
            <dc:date>2018-02-07T10:44:54.643092931</dc:date>
          </office:change-info>
          <table:previous table:id="ct193">
            <table:change-track-table-cell office:value-type="string">
              <text:p>In progress</text:p>
            </table:change-track-table-cell>
          </table:previous>
        </table:cell-content-change>
        <table:deletion table:id="ct260" table:acceptance-state="accepted" table:type="row" table:position="1" table:table="5" table:multi-deletion-spanned="12">
          <office:change-info>
            <dc:creator> Terry Coles</dc:creator>
            <dc:date>2018-02-07T10:45:05.668960558</dc:date>
          </office:change-info>
          <table:cut-offs>
            <table:movement-cut-off table:id="ct227" table:start-position="1" table:end-position="0"/>
          </table:cut-offs>
        </table:deletion>
        <table:deletion table:id="ct261" table:acceptance-state="accepted" table:type="row" table:position="1" table:table="5">
          <office:change-info>
            <dc:creator> Terry Coles</dc:creator>
            <dc:date>2018-02-07T10:45:05.669020336</dc:date>
          </office:change-info>
          <table:deletions>
            <table:change-deletion table:id="ct260"/>
          </table:deletions>
          <table:cut-offs>
            <table:movement-cut-off table:id="ct227" table:start-position="1" table:end-position="0"/>
          </table:cut-offs>
        </table:deletion>
        <table:deletion table:id="ct262" table:acceptance-state="accepted" table:type="row" table:position="1" table:table="5">
          <office:change-info>
            <dc:creator> Terry Coles</dc:creator>
            <dc:date>2018-02-07T10:45:05.669157359</dc:date>
          </office:change-info>
          <table:deletions>
            <table:change-deletion table:id="ct261"/>
          </table:deletions>
          <table:cut-offs>
            <table:movement-cut-off table:id="ct227" table:start-position="1" table:end-position="0"/>
          </table:cut-offs>
        </table:deletion>
        <table:deletion table:id="ct263" table:acceptance-state="accepted" table:type="row" table:position="1" table:table="5">
          <office:change-info>
            <dc:creator> Terry Coles</dc:creator>
            <dc:date>2018-02-07T10:45:05.669185641</dc:date>
          </office:change-info>
          <table:deletions>
            <table:change-deletion table:id="ct262"/>
          </table:deletions>
          <table:cut-offs>
            <table:movement-cut-off table:id="ct227" table:start-position="1" table:end-position="0"/>
          </table:cut-offs>
        </table:deletion>
        <table:deletion table:id="ct264" table:acceptance-state="accepted" table:type="row" table:position="1" table:table="5">
          <office:change-info>
            <dc:creator> Terry Coles</dc:creator>
            <dc:date>2018-02-07T10:45:05.669212950</dc:date>
          </office:change-info>
          <table:deletions>
            <table:change-deletion table:id="ct263"/>
          </table:deletions>
          <table:cut-offs>
            <table:movement-cut-off table:id="ct227" table:start-position="1" table:end-position="0"/>
          </table:cut-offs>
        </table:deletion>
        <table:deletion table:id="ct265" table:acceptance-state="accepted" table:type="row" table:position="1" table:table="5">
          <office:change-info>
            <dc:creator> Terry Coles</dc:creator>
            <dc:date>2018-02-07T10:45:05.669242508</dc:date>
          </office:change-info>
          <table:deletions>
            <table:change-deletion table:id="ct264"/>
          </table:deletions>
          <table:cut-offs>
            <table:movement-cut-off table:id="ct227" table:start-position="1" table:end-position="0"/>
          </table:cut-offs>
        </table:deletion>
        <table:deletion table:id="ct266" table:acceptance-state="accepted" table:type="row" table:position="1" table:table="5">
          <office:change-info>
            <dc:creator> Terry Coles</dc:creator>
            <dc:date>2018-02-07T10:45:05.669269479</dc:date>
          </office:change-info>
          <table:deletions>
            <table:change-deletion table:id="ct265"/>
          </table:deletions>
          <table:cut-offs>
            <table:movement-cut-off table:id="ct227" table:start-position="1" table:end-position="0"/>
          </table:cut-offs>
        </table:deletion>
        <table:deletion table:id="ct267" table:acceptance-state="accepted" table:type="row" table:position="1" table:table="5">
          <office:change-info>
            <dc:creator> Terry Coles</dc:creator>
            <dc:date>2018-02-07T10:45:05.669296136</dc:date>
          </office:change-info>
          <table:deletions>
            <table:change-deletion table:id="ct266"/>
          </table:deletions>
          <table:cut-offs>
            <table:movement-cut-off table:id="ct227" table:start-position="1" table:end-position="0"/>
          </table:cut-offs>
        </table:deletion>
        <table:deletion table:id="ct268" table:acceptance-state="accepted" table:type="row" table:position="1" table:table="5">
          <office:change-info>
            <dc:creator> Terry Coles</dc:creator>
            <dc:date>2018-02-07T10:45:05.669322787</dc:date>
          </office:change-info>
          <table:deletions>
            <table:change-deletion table:id="ct267"/>
          </table:deletions>
          <table:cut-offs>
            <table:movement-cut-off table:id="ct227" table:start-position="1" table:end-position="0"/>
          </table:cut-offs>
        </table:deletion>
        <table:deletion table:id="ct269" table:acceptance-state="accepted" table:type="row" table:position="1" table:table="5">
          <office:change-info>
            <dc:creator> Terry Coles</dc:creator>
            <dc:date>2018-02-07T10:45:05.669347746</dc:date>
          </office:change-info>
          <table:deletions>
            <table:change-deletion table:id="ct268"/>
          </table:deletions>
          <table:cut-offs>
            <table:movement-cut-off table:id="ct227" table:start-position="1" table:end-position="0"/>
          </table:cut-offs>
        </table:deletion>
        <table:deletion table:id="ct270" table:acceptance-state="accepted" table:type="row" table:position="1" table:table="5">
          <office:change-info>
            <dc:creator> Terry Coles</dc:creator>
            <dc:date>2018-02-07T10:45:05.669372572</dc:date>
          </office:change-info>
          <table:deletions>
            <table:change-deletion table:id="ct269"/>
          </table:deletions>
          <table:cut-offs>
            <table:movement-cut-off table:id="ct227" table:start-position="1" table:end-position="0"/>
          </table:cut-offs>
        </table:deletion>
        <table:deletion table:id="ct271" table:acceptance-state="accepted" table:type="row" table:position="1" table:table="5">
          <office:change-info>
            <dc:creator> Terry Coles</dc:creator>
            <dc:date>2018-02-07T10:45:05.669397557</dc:date>
          </office:change-info>
          <table:deletions>
            <table:change-deletion table:id="ct270"/>
          </table:deletions>
          <table:cut-offs>
            <table:movement-cut-off table:id="ct227" table:start-position="1" table:end-position="0"/>
          </table:cut-offs>
        </table:deletion>
        <table:cell-content-change table:id="ct272" table:acceptance-state="accepted">
          <table:cell-address table:column="0" table:row="2" table:table="5"/>
          <office:change-info>
            <dc:creator> Terry Coles</dc:creator>
            <dc:date>2018-02-07T10:45:14.132552928</dc:date>
          </office:change-info>
          <table:previous table:id="ct196">
            <table:change-track-table-cell office:value-type="string">
              <text:p>Phase 6 – Stored Water Balancing Between Storage Sites</text:p>
            </table:change-track-table-cell>
          </table:previous>
        </table:cell-content-change>
        <table:deletion table:id="ct273" table:acceptance-state="accepted" table:type="row" table:position="1" table:table="6" table:multi-deletion-spanned="9">
          <office:change-info>
            <dc:creator> Terry Coles</dc:creator>
            <dc:date>2018-02-07T10:45:33.147462840</dc:date>
          </office:change-info>
          <table:deletions>
            <table:cell-content-deletion table:id="ct228">
              <table:change-track-table-cell/>
            </table:cell-content-deletion>
          </table:deletions>
        </table:deletion>
        <table:deletion table:id="ct274" table:acceptance-state="accepted" table:type="row" table:position="1" table:table="6">
          <office:change-info>
            <dc:creator> Terry Coles</dc:creator>
            <dc:date>2018-02-07T10:45:33.147515511</dc:date>
          </office:change-info>
          <table:deletions>
            <table:change-deletion table:id="ct273"/>
            <table:cell-content-deletion table:id="ct229">
              <table:change-track-table-cell/>
            </table:cell-content-deletion>
          </table:deletions>
        </table:deletion>
        <table:deletion table:id="ct275" table:acceptance-state="accepted" table:type="row" table:position="1" table:table="6">
          <office:change-info>
            <dc:creator> Terry Coles</dc:creator>
            <dc:date>2018-02-07T10:45:33.147540370</dc:date>
          </office:change-info>
          <table:deletions>
            <table:change-deletion table:id="ct274"/>
          </table:deletions>
        </table:deletion>
        <table:deletion table:id="ct276" table:acceptance-state="accepted" table:type="row" table:position="1" table:table="6">
          <office:change-info>
            <dc:creator> Terry Coles</dc:creator>
            <dc:date>2018-02-07T10:45:33.147563679</dc:date>
          </office:change-info>
          <table:deletions>
            <table:change-deletion table:id="ct275"/>
            <table:cell-content-deletion table:id="ct255">
              <table:change-track-table-cell/>
            </table:cell-content-deletion>
            <table:cell-content-deletion table:id="ct250">
              <table:change-track-table-cell/>
            </table:cell-content-deletion>
            <table:cell-content-deletion table:id="ct245">
              <table:change-track-table-cell/>
            </table:cell-content-deletion>
            <table:cell-content-deletion table:id="ct240">
              <table:change-track-table-cell/>
            </table:cell-content-deletion>
            <table:cell-content-deletion table:id="ct230">
              <table:change-track-table-cell/>
            </table:cell-content-deletion>
          </table:deletions>
        </table:deletion>
        <table:deletion table:id="ct277" table:acceptance-state="accepted" table:type="row" table:position="1" table:table="6">
          <office:change-info>
            <dc:creator> Terry Coles</dc:creator>
            <dc:date>2018-02-07T10:45:33.147691508</dc:date>
          </office:change-info>
          <table:deletions>
            <table:change-deletion table:id="ct276"/>
            <table:cell-content-deletion table:id="ct236">
              <table:change-track-table-cell/>
            </table:cell-content-deletion>
            <table:cell-content-deletion table:id="ct231">
              <table:change-track-table-cell/>
            </table:cell-content-deletion>
          </table:deletions>
        </table:deletion>
        <table:deletion table:id="ct278" table:acceptance-state="accepted" table:type="row" table:position="1" table:table="6">
          <office:change-info>
            <dc:creator> Terry Coles</dc:creator>
            <dc:date>2018-02-07T10:45:33.147717564</dc:date>
          </office:change-info>
          <table:deletions>
            <table:change-deletion table:id="ct277"/>
            <table:cell-content-deletion table:id="ct256">
              <table:change-track-table-cell/>
            </table:cell-content-deletion>
            <table:cell-content-deletion table:id="ct251">
              <table:change-track-table-cell/>
            </table:cell-content-deletion>
            <table:cell-content-deletion table:id="ct246">
              <table:change-track-table-cell/>
            </table:cell-content-deletion>
            <table:cell-content-deletion table:id="ct241">
              <table:change-track-table-cell/>
            </table:cell-content-deletion>
            <table:cell-content-deletion table:id="ct232">
              <table:change-track-table-cell/>
            </table:cell-content-deletion>
          </table:deletions>
        </table:deletion>
        <table:deletion table:id="ct279" table:acceptance-state="accepted" table:type="row" table:position="1" table:table="6">
          <office:change-info>
            <dc:creator> Terry Coles</dc:creator>
            <dc:date>2018-02-07T10:45:33.147742295</dc:date>
          </office:change-info>
          <table:deletions>
            <table:change-deletion table:id="ct278"/>
            <table:cell-content-deletion table:id="ct252">
              <table:change-track-table-cell/>
            </table:cell-content-deletion>
            <table:cell-content-deletion table:id="ct247">
              <table:change-track-table-cell/>
            </table:cell-content-deletion>
            <table:cell-content-deletion table:id="ct242">
              <table:change-track-table-cell/>
            </table:cell-content-deletion>
            <table:cell-content-deletion table:id="ct237">
              <table:change-track-table-cell/>
            </table:cell-content-deletion>
            <table:cell-content-deletion table:id="ct233">
              <table:change-track-table-cell/>
            </table:cell-content-deletion>
            <table:cell-content-deletion table:id="ct257">
              <table:change-track-table-cell/>
            </table:cell-content-deletion>
          </table:deletions>
        </table:deletion>
        <table:deletion table:id="ct280" table:acceptance-state="accepted" table:type="row" table:position="1" table:table="6">
          <office:change-info>
            <dc:creator> Terry Coles</dc:creator>
            <dc:date>2018-02-07T10:45:33.147766805</dc:date>
          </office:change-info>
          <table:deletions>
            <table:change-deletion table:id="ct279"/>
            <table:cell-content-deletion table:id="ct258">
              <table:change-track-table-cell/>
            </table:cell-content-deletion>
            <table:cell-content-deletion table:id="ct253">
              <table:change-track-table-cell/>
            </table:cell-content-deletion>
            <table:cell-content-deletion table:id="ct248">
              <table:change-track-table-cell/>
            </table:cell-content-deletion>
            <table:cell-content-deletion table:id="ct243">
              <table:change-track-table-cell/>
            </table:cell-content-deletion>
            <table:cell-content-deletion table:id="ct238">
              <table:change-track-table-cell/>
            </table:cell-content-deletion>
            <table:cell-content-deletion table:id="ct234">
              <table:change-track-table-cell/>
            </table:cell-content-deletion>
            <table:change-deletion table:id="ct75"/>
          </table:deletions>
        </table:deletion>
        <table:deletion table:id="ct281" table:acceptance-state="accepted" table:type="row" table:position="1" table:table="6">
          <office:change-info>
            <dc:creator> Terry Coles</dc:creator>
            <dc:date>2018-02-07T10:45:33.147790934</dc:date>
          </office:change-info>
          <table:deletions>
            <table:change-deletion table:id="ct280"/>
            <table:cell-content-deletion table:id="ct254">
              <table:change-track-table-cell/>
            </table:cell-content-deletion>
            <table:cell-content-deletion table:id="ct249">
              <table:change-track-table-cell/>
            </table:cell-content-deletion>
            <table:cell-content-deletion table:id="ct244">
              <table:change-track-table-cell/>
            </table:cell-content-deletion>
            <table:cell-content-deletion table:id="ct239">
              <table:change-track-table-cell/>
            </table:cell-content-deletion>
            <table:cell-content-deletion table:id="ct235">
              <table:change-track-table-cell/>
            </table:cell-content-deletion>
            <table:cell-content-deletion table:id="ct259">
              <table:change-track-table-cell/>
            </table:cell-content-deletion>
          </table:deletions>
        </table:deletion>
        <table:cell-content-change table:id="ct282" table:acceptance-state="accepted">
          <table:cell-address table:column="0" table:row="2" table:table="6"/>
          <office:change-info>
            <dc:creator> Terry Coles</dc:creator>
            <dc:date>2018-02-07T10:45:40.202008299</dc:date>
          </office:change-info>
          <table:previous>
            <table:change-track-table-cell office:value-type="string">
              <text:p>Phase 5 – Expand Rainwater Storage and Irrigation</text:p>
            </table:change-track-table-cell>
          </table:previous>
        </table:cell-content-change>
        <table:cell-content-change table:id="ct283" table:acceptance-state="accepted">
          <table:cell-address table:column="0" table:row="2" table:table="5"/>
          <office:change-info>
            <dc:creator> Terry Coles</dc:creator>
            <dc:date>2018-02-07T10:45:49.275282767</dc:date>
          </office:change-info>
          <table:previous table:id="ct272">
            <table:change-track-table-cell office:value-type="string">
              <text:p>Phase 7 – Stored Water Balancing Between Storage Sites</text:p>
            </table:change-track-table-cell>
          </table:previous>
        </table:cell-content-change>
        <table:cell-content-change table:id="ct284" table:acceptance-state="accepted">
          <table:cell-address table:column="0" table:row="15" table:table="0"/>
          <office:change-info>
            <dc:creator> Terry Coles</dc:creator>
            <dc:date>2018-02-07T10:46:48.685141460</dc:date>
          </office:change-info>
          <table:previous>
            <table:change-track-table-cell table:cell-address="Summary.A16" table:formula="of:=['Phase 6'.A3]" office:value-type="string">
              <text:p>Phase 6 – Expand Rainwater Storage and Irrigation</text:p>
            </table:change-track-table-cell>
          </table:previous>
        </table:cell-content-change>
        <table:cell-content-change table:id="ct285" table:acceptance-state="accepted">
          <table:cell-address table:column="0" table:row="15" table:table="0"/>
          <office:change-info>
            <dc:creator> Terry Coles</dc:creator>
            <dc:date>2018-02-07T10:46:55.513356224</dc:date>
          </office:change-info>
          <table:previous table:id="ct284">
            <table:change-track-table-cell/>
          </table:previous>
        </table:cell-content-change>
        <table:cell-content-change table:id="ct286" table:acceptance-state="accepted">
          <table:cell-address table:column="0" table:row="15" table:table="0"/>
          <office:change-info>
            <dc:creator> Terry Coles</dc:creator>
            <dc:date>2018-02-07T10:47:27.267214475</dc:date>
          </office:change-info>
          <table:previous table:id="ct285">
            <table:change-track-table-cell office:value-type="string">
              <text:p>=</text:p>
            </table:change-track-table-cell>
          </table:previous>
        </table:cell-content-change>
        <table:cell-content-change table:id="ct287" table:acceptance-state="accepted">
          <table:cell-address table:column="0" table:row="15" table:table="0"/>
          <office:change-info>
            <dc:creator> Terry Coles</dc:creator>
            <dc:date>2018-02-07T10:47:59.795945453</dc:date>
          </office:change-info>
          <table:previous table:id="ct286">
            <table:change-track-table-cell/>
          </table:previous>
        </table:cell-content-change>
        <table:cell-content-change table:id="ct288" table:acceptance-state="accepted">
          <table:cell-address table:column="0" table:row="17" table:table="0"/>
          <office:change-info>
            <dc:creator> Terry Coles</dc:creator>
            <dc:date>2018-02-07T10:48:09.468143137</dc:date>
          </office:change-info>
          <table:previous>
            <table:change-track-table-cell table:cell-address="Summary.A18" table:formula="of:=['Phase 6'.A2]" office:value-type="string">
              <text:p>Functional Requirements</text:p>
            </table:change-track-table-cell>
          </table:previous>
        </table:cell-content-change>
        <table:cell-content-change table:id="ct289" table:acceptance-state="accepted">
          <table:cell-address table:column="0" table:row="3" table:table="0"/>
          <office:change-info>
            <dc:creator> Terry Coles</dc:creator>
            <dc:date>2018-02-07T10:48:32.411690753</dc:date>
          </office:change-info>
          <table:previous table:id="ct177">
            <table:change-track-table-cell office:value-type="string">
              <text:p>Version 0.5.3, 2nd February 201</text:p>
            </table:change-track-table-cell>
          </table:previous>
        </table:cell-content-change>
        <table:insertion table:id="ct290" table:type="row" table:position="0" table:table="4">
          <office:change-info>
            <dc:creator> Terry Coles</dc:creator>
            <dc:date>2018-02-07T10:49:50.051530347</dc:date>
          </office:change-info>
        </table:insertion>
        <table:insertion table:id="ct291" table:type="row" table:position="0" table:table="5">
          <office:change-info>
            <dc:creator> Terry Coles</dc:creator>
            <dc:date>2018-02-07T10:50:23.933495559</dc:date>
          </office:change-info>
        </table:insertion>
        <table:insertion table:id="ct292" table:type="row" table:position="0" table:table="6">
          <office:change-info>
            <dc:creator> Terry Coles</dc:creator>
            <dc:date>2018-02-07T10:50:41.988739770</dc:date>
          </office:change-info>
        </table:insertion>
        <table:cell-content-change table:id="ct293">
          <table:cell-address table:column="5" table:row="7" table:table="3"/>
          <office:change-info>
            <dc:creator> Terry Coles</dc:creator>
            <dc:date>2022-08-26T09:47:36.262037882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94">
          <table:cell-address table:column="5" table:row="8" table:table="3"/>
          <office:change-info>
            <dc:creator> Terry Coles</dc:creator>
            <dc:date>2022-08-26T09:47:46.897677865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95">
          <table:cell-address table:column="5" table:row="9" table:table="3"/>
          <office:change-info>
            <dc:creator> Terry Coles</dc:creator>
            <dc:date>2022-08-26T09:47:54.730212472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96">
          <table:cell-address table:column="5" table:row="10" table:table="3"/>
          <office:change-info>
            <dc:creator> Terry Coles</dc:creator>
            <dc:date>2022-08-26T09:48:03.929987188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97">
          <table:cell-address table:column="5" table:row="11" table:table="3"/>
          <office:change-info>
            <dc:creator> Terry Coles</dc:creator>
            <dc:date>2022-08-26T09:48:08.370839099</dc:date>
          </office:change-info>
          <table:previous>
            <table:change-track-table-cell office:value-type="string">
              <text:p>Not started</text:p>
            </table:change-track-table-cell>
          </table:previous>
        </table:cell-content-change>
        <table:cell-content-change table:id="ct298">
          <table:cell-address table:column="5" table:row="8" table:table="4"/>
          <office:change-info>
            <dc:creator> Terry Coles</dc:creator>
            <dc:date>2022-08-26T09:48:34.341389244</dc:date>
          </office:change-info>
          <table:previous table:id="ct179">
            <table:change-track-table-cell office:value-type="string">
              <text:p>In progress</text:p>
            </table:change-track-table-cell>
          </table:previous>
        </table:cell-content-change>
        <table:cell-content-change table:id="ct299">
          <table:cell-address table:column="5" table:row="11" table:table="4"/>
          <office:change-info>
            <dc:creator> Terry Coles</dc:creator>
            <dc:date>2022-08-26T09:49:03.042953374</dc:date>
          </office:change-info>
          <table:previous table:id="ct128">
            <table:change-track-table-cell office:value-type="string">
              <text:p>Not started</text:p>
            </table:change-track-table-cell>
          </table:previous>
        </table:cell-content-change>
        <table:cell-content-change table:id="ct300">
          <table:cell-address table:column="2" table:row="27" table:table="4"/>
          <office:change-info>
            <dc:creator> Terry Coles</dc:creator>
            <dc:date>2022-08-26T09:50:28.104547446</dc:date>
          </office:change-info>
          <table:previous table:id="ct16">
            <table:change-track-table-cell office:value-type="string">
              <text:p>Sensor outputs such as flow metres and depth levels shall be displayed for visitors to see.</text:p>
            </table:change-track-table-cell>
          </table:previous>
        </table:cell-content-change>
        <table:cell-content-change table:id="ct301">
          <table:cell-address table:column="5" table:row="6" table:table="5"/>
          <office:change-info>
            <dc:creator> Terry Coles</dc:creator>
            <dc:date>2022-08-26T09:50:38.425666433</dc:date>
          </office:change-info>
          <table:previous table:id="ct223">
            <table:change-track-table-cell office:value-type="string">
              <text:p>Not started</text:p>
            </table:change-track-table-cell>
          </table:previous>
        </table:cell-content-change>
        <table:cell-content-change table:id="ct302">
          <table:cell-address table:column="5" table:row="7" table:table="5"/>
          <office:change-info>
            <dc:creator> Terry Coles</dc:creator>
            <dc:date>2022-08-26T09:50:50.549524404</dc:date>
          </office:change-info>
          <table:previous table:id="ct224">
            <table:change-track-table-cell office:value-type="string">
              <text:p>In progress</text:p>
            </table:change-track-table-cell>
          </table:previous>
        </table:cell-content-change>
        <table:cell-content-change table:id="ct303">
          <table:cell-address table:column="5" table:row="8" table:table="5"/>
          <office:change-info>
            <dc:creator> Terry Coles</dc:creator>
            <dc:date>2022-08-26T09:50:57.975920640</dc:date>
          </office:change-info>
          <table:previous table:id="ct225">
            <table:change-track-table-cell office:value-type="string">
              <text:p>In progress</text:p>
            </table:change-track-table-cell>
          </table:previous>
        </table:cell-content-change>
        <table:cell-content-change table:id="ct304">
          <table:cell-address table:column="0" table:row="3" table:table="0"/>
          <office:change-info>
            <dc:creator> Terry Coles</dc:creator>
            <dc:date>2022-08-26T09:52:22.662739243</dc:date>
          </office:change-info>
          <table:previous table:id="ct289">
            <table:change-track-table-cell office:value-type="string">
              <text:p>Version 0.5.3, 7<text:span text:style-name="T1">th</text:span> February 2018</text:p>
            </table:change-track-table-cell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.76cm" svg:height="1.75cm" svg:x="11.81cm" svg:y="12.625cm">
            <draw:image xlink:href="Pictures/1000000100000040000000408F19BCEA5C235579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64" office:value-type="string" calcext:value-type="string" table:number-columns-spanned="9" table:number-rows-spanned="1">
            <text:p>Version 0.6, 26<text:span text:style-name="T1">th</text:span> August 2022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3">
          <table:table-cell table:style-name="ce1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'Phase 4'.A3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formula="of:=[$'Phase 5'.A3]" office:value-type="string" office:string-value="Phase 5 – Stored Water Balancing Between Storage Sites" calcext:value-type="string" table:number-columns-spanned="6" table:number-rows-spanned="1">
            <text:p>Phase 5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5"/>
          <table:table-cell table:number-columns-repeated="8"/>
        </table:table-row>
        <table:table-row table:style-name="ro5">
          <table:table-cell table:style-name="ce6" table:formula="of:=[$'Phase 6'.A3]" office:value-type="string" office:string-value="Phase 6 – Expand Rainwater Storage and Irrigation" calcext:value-type="string" table:number-columns-spanned="6" table:number-rows-spanned="1">
            <text:p>Phase 6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6">
          <table:table-cell table:style-name="ce68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5"/>
        <table:table-column table:style-name="co3" table:number-columns-repeated="2" table:default-cell-style-name="ce85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1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11" office:value-type="string" calcext:value-type="string" table:number-columns-spanned="2" table:number-rows-spanned="1">
              <text:p>Requirement Numbers</text:p>
            </table:table-cell>
            <table:covered-table-cell table:style-name="ce11"/>
            <table:table-cell table:style-name="ce11" office:value-type="string" calcext:value-type="string" table:number-columns-spanned="1" table:number-rows-spanned="2">
              <text:p>Requirement</text:p>
            </table:table-cell>
            <table:table-cell table:style-name="ce11" office:value-type="string" calcext:value-type="string" table:number-columns-spanned="1" table:number-rows-spanned="2">
              <text:p>Priority</text:p>
            </table:table-cell>
            <table:table-cell table:style-name="ce11" office:value-type="string" calcext:value-type="string" table:number-columns-spanned="1" table:number-rows-spanned="2">
              <text:p>Type</text:p>
            </table:table-cell>
            <table:table-cell table:style-name="ce11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11" office:value-type="string" calcext:value-type="string">
              <text:p>Source</text:p>
            </table:table-cell>
            <table:table-cell table:style-name="ce11" office:value-type="string" calcext:value-type="string">
              <text:p>Derived</text:p>
            </table:table-cell>
            <table:covered-table-cell table:number-columns-repeated="4" table:style-name="ce11"/>
          </table:table-row>
        </table:table-header-rows>
        <table:table-row table:style-name="ro5">
          <table:table-cell table:style-name="ce58" office:value-type="string" calcext:value-type="string">
            <text:p>2.1.1</text:p>
          </table:table-cell>
          <table:table-cell table:style-name="ce71"/>
          <table:table-cell table:style-name="ce75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1.1" calcext:value-type="float">
            <text:p>1.1</text:p>
          </table:table-cell>
          <table:table-cell table:style-name="ce76" office:value-type="string" calcext:value-type="string">
            <text:p>The Project shall remove obstructions to water flow in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float" office:value="1.2" calcext:value-type="float">
            <text:p>1.2</text:p>
          </table:table-cell>
          <table:table-cell table:style-name="ce76" office:value-type="string" calcext:value-type="string">
            <text:p>The Project shall remove obstructions to water flow in the plumbing system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float" office:value="1.3" calcext:value-type="float">
            <text:p>1.3</text:p>
          </table:table-cell>
          <table:table-cell table:style-name="ce76" office:value-type="string" calcext:value-type="string">
            <text:p>The Project shall provide a more powerful, more efficient, variable speed pump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61" office:value-type="string" calcext:value-type="string">
            <text:p>2.1.2</text:p>
          </table:table-cell>
          <table:table-cell table:style-name="ce72"/>
          <table:table-cell table:style-name="ce77" office:value-type="string" calcext:value-type="string">
            <text:p>Reduce the dependence of the river system on mains water.</text:p>
          </table:table-cell>
          <table:table-cell table:style-name="ce82" office:value-type="float" office:value="1" calcext:value-type="float">
            <text:p>1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1.4" calcext:value-type="float">
            <text:p>1.4</text:p>
          </table:table-cell>
          <table:table-cell table:style-name="ce76" office:value-type="string" calcext:value-type="string">
            <text:p>The system shall maintain the integrity of the river bed by stopping all identifiable leaks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 <text:span text:style-name="T2">1</text:span></text:p>
          </table:table-cell>
        </table:table-row>
        <table:table-row table:style-name="ro7">
          <table:table-cell table:style-name="ce65" table:number-columns-repeated="2"/>
          <table:table-cell table:style-name="ce78"/>
          <table:table-cell table:style-name="ce83" table:number-columns-repeated="3"/>
        </table:table-row>
        <table:table-row table:style-name="ro6">
          <table:table-cell table:style-name="ce69" office:value-type="string" calcext:value-type="string">
            <text:p>Notes: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83" table:number-columns-repeated="3"/>
        </table:table-row>
        <table:table-row table:style-name="ro7">
          <table:table-cell table:style-name="ce70"/>
          <table:table-cell table:style-name="ce74"/>
          <table:table-cell table:style-name="ce79"/>
          <table:table-cell table:style-name="ce83" table:number-columns-repeated="3"/>
        </table:table-row>
        <table:table-row table:style-name="ro7" table:number-rows-repeated="106">
          <table:table-cell table:style-name="ce70" table:number-columns-repeated="3"/>
          <table:table-cell table:style-name="ce84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6" table:default-cell-style-name="ce84"/>
        <table:table-row table:style-name="ro1">
          <table:table-cell table:style-name="Default" table:number-columns-repeated="6"/>
        </table:table-row>
        <table:table-row table:style-name="ro4">
          <table:table-cell table:style-name="ce92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97"/>
        </table:table-row>
        <table:table-row table:style-name="ro4">
          <table:table-cell table:style-name="ce93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97"/>
        </table:table-row>
        <table:table-row table:style-name="ro1">
          <table:table-cell table:style-name="ce146" table:number-columns-repeated="6"/>
        </table:table-row>
        <table:table-row table:style-name="ro5">
          <table:table-cell table:style-name="ce42" office:value-type="string" calcext:value-type="string" table:number-columns-spanned="2" table:number-rows-spanned="1">
            <text:p>Requirement Numbers</text:p>
          </table:table-cell>
          <table:covered-table-cell table:style-name="ce42"/>
          <table:table-cell table:style-name="ce42" office:value-type="string" calcext:value-type="string" table:number-columns-spanned="1" table:number-rows-spanned="2">
            <text:p>Requirement</text:p>
          </table:table-cell>
          <table:table-cell table:style-name="ce42" office:value-type="string" calcext:value-type="string" table:number-columns-spanned="1" table:number-rows-spanned="2">
            <text:p>Priority</text:p>
          </table:table-cell>
          <table:table-cell table:style-name="ce42" office:value-type="string" calcext:value-type="string" table:number-columns-spanned="1" table:number-rows-spanned="2">
            <text:p>Type</text:p>
          </table:table-cell>
          <table:table-cell table:style-name="ce42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42" office:value-type="string" calcext:value-type="string">
            <text:p>Source</text:p>
          </table:table-cell>
          <table:table-cell table:style-name="ce42" office:value-type="string" calcext:value-type="string">
            <text:p>Derived</text:p>
          </table:table-cell>
          <table:covered-table-cell table:number-columns-repeated="4" table:style-name="ce42"/>
        </table:table-row>
        <table:table-row table:style-name="ro5">
          <table:table-cell table:style-name="ce75" office:value-type="string" calcext:value-type="string">
            <text:p>2.1.1</text:p>
          </table:table-cell>
          <table:table-cell table:style-name="ce150"/>
          <table:table-cell table:style-name="ce75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76"/>
          <table:table-cell table:style-name="ce76" office:value-type="float" office:value="2.1" calcext:value-type="float">
            <text:p>2.1</text:p>
          </table:table-cell>
          <table:table-cell table:style-name="ce76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float" office:value="2.2" calcext:value-type="float">
            <text:p>2.2</text:p>
          </table:table-cell>
          <table:table-cell table:style-name="ce76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float" office:value="2.3" calcext:value-type="float">
            <text:p>2.3</text:p>
          </table:table-cell>
          <table:table-cell table:style-name="ce76" office:value-type="string" calcext:value-type="string">
            <text:p>The system shall provide a pre-sump filter to prevent large debris from reaching the pump impeller inlet filter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77" office:value-type="string" calcext:value-type="string">
            <text:p>2.1.3</text:p>
          </table:table-cell>
          <table:table-cell table:style-name="ce151"/>
          <table:table-cell table:style-name="ce77" office:value-type="string" calcext:value-type="string">
            <text:p>Enhance WMT as a Visitor Attraction.</text:p>
          </table:table-cell>
          <table:table-cell table:style-name="ce82" office:value-type="float" office:value="1" calcext:value-type="float">
            <text:p>1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76"/>
          <table:table-cell table:style-name="ce76" office:value-type="float" office:value="2.4" calcext:value-type="float">
            <text:p>2.4</text:p>
          </table:table-cell>
          <table:table-cell table:style-name="ce76" office:value-type="string" calcext:value-type="string">
            <text:p>A variety of suitable plants shall be planted in the bog garden to create a new eco-system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76"/>
          <table:table-cell table:style-name="ce76" office:value-type="string" calcext:value-type="string">
            <text:p>2.4.1</text:p>
          </table:table-cell>
          <table:table-cell table:style-name="ce76" office:value-type="string" calcext:value-type="string">
            <text:p>The locations of all plants shall be documented.</text:p>
          </table:table-cell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48"/>
          <table:table-cell table:style-name="ce83"/>
          <table:table-cell table:style-name="ce152"/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6" table:default-cell-style-name="ce84"/>
        <table:table-row table:style-name="ro1">
          <table:table-cell table:style-name="Default" table:number-columns-repeated="6"/>
        </table:table-row>
        <table:table-row table:style-name="ro4">
          <table:table-cell table:style-name="ce92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97"/>
        </table:table-row>
        <table:table-row table:style-name="ro4">
          <table:table-cell table:style-name="ce93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97"/>
        </table:table-row>
        <table:table-row table:style-name="ro1">
          <table:table-cell table:style-name="ce97" table:number-columns-repeated="6"/>
        </table:table-row>
        <table:table-row table:style-name="ro7">
          <table:table-cell table:style-name="ce101" office:value-type="string" calcext:value-type="string" table:number-columns-spanned="2" table:number-rows-spanned="1">
            <text:p>Requirement Numbers</text:p>
          </table:table-cell>
          <table:covered-table-cell table:style-name="ce102"/>
          <table:table-cell table:style-name="ce11" office:value-type="string" calcext:value-type="string" table:number-columns-spanned="1" table:number-rows-spanned="2">
            <text:p>Requirement</text:p>
          </table:table-cell>
          <table:table-cell table:style-name="ce11" office:value-type="string" calcext:value-type="string" table:number-columns-spanned="1" table:number-rows-spanned="2">
            <text:p>Priority</text:p>
          </table:table-cell>
          <table:table-cell table:style-name="ce11" office:value-type="string" calcext:value-type="string" table:number-columns-spanned="1" table:number-rows-spanned="2">
            <text:p>Type</text:p>
          </table:table-cell>
          <table:table-cell table:style-name="ce1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Derived</text:p>
          </table:table-cell>
          <table:covered-table-cell table:number-columns-repeated="4" table:style-name="ce11"/>
        </table:table-row>
        <table:table-row table:style-name="ro5">
          <table:table-cell table:style-name="ce58" office:value-type="string" calcext:value-type="string">
            <text:p>2.1.2</text:p>
          </table:table-cell>
          <table:table-cell table:style-name="ce71"/>
          <table:table-cell table:style-name="ce86" office:value-type="string" calcext:value-type="string">
            <text:p>Reduce the dependence of the river system on mains water.</text:p>
          </table:table-cell>
          <table:table-cell table:style-name="ce80" office:value-type="float" office:value="1" calcext:value-type="float">
            <text:p>1</text:p>
          </table:table-cell>
          <table:table-cell table:style-name="ce58" office:value-type="string" calcext:value-type="string">
            <text:p>Essential</text:p>
          </table:table-cell>
          <table:table-cell table:style-name="ce103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3.1" calcext:value-type="float">
            <text:p>3.1</text:p>
          </table:table-cell>
          <table:table-cell table:style-name="ce87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1</text:p>
          </table:table-cell>
          <table:table-cell table:style-name="ce87" office:value-type="string" calcext:value-type="string">
            <text:p>The necessary piping shall be provided between the water butts and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2</text:p>
          </table:table-cell>
          <table:table-cell table:style-name="ce87" office:value-type="string" calcext:value-type="string">
            <text:p>A method of transferring water from the sump to the butts shall be provided.<text:span text:style-name="T3"> 1</text:span>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3</text:p>
          </table:table-cell>
          <table:table-cell table:style-name="ce87" office:value-type="string" calcext:value-type="string">
            <text:p>A stop-tap shall be provided to control the flow of water from the butts to the river.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Essential</text:p>
          </table:table-cell>
          <table:table-cell table:style-name="ce104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3.1.4</text:p>
          </table:table-cell>
          <table:table-cell table:style-name="ce87" office:value-type="string" calcext:value-type="string">
            <text:p>An overflow facility shall be provided for each butt.</text:p>
          </table:table-cell>
          <table:table-cell table:style-name="ce81" office:value-type="float" office:value="2" calcext:value-type="float">
            <text:p>2</text:p>
          </table:table-cell>
          <table:table-cell table:style-name="ce59" office:value-type="string" calcext:value-type="string">
            <text:p>Desirable</text:p>
          </table:table-cell>
          <table:table-cell table:style-name="ce104" office:value-type="string" calcext:value-type="string">
            <text:p>Complete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69" office:value-type="string" calcext:value-type="string">
            <text:p>Notes: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default-cell-style-name="ce84"/>
        <table:table-column table:style-name="co7" table:default-cell-style-name="ce84"/>
        <table:table-column table:style-name="co8" table:default-cell-style-name="ce84"/>
        <table:table-row table:style-name="ro8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11" office:value-type="string" calcext:value-type="string" table:number-columns-spanned="2" table:number-rows-spanned="1">
            <text:p>Requirement Numbers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Requirement</text:p>
          </table:table-cell>
          <table:table-cell table:style-name="ce11" office:value-type="string" calcext:value-type="string" table:number-columns-spanned="1" table:number-rows-spanned="2">
            <text:p>Priority</text:p>
          </table:table-cell>
          <table:table-cell table:style-name="ce11" office:value-type="string" calcext:value-type="string" table:number-columns-spanned="1" table:number-rows-spanned="2">
            <text:p>Type</text:p>
          </table:table-cell>
          <table:table-cell table:style-name="ce1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Derived</text:p>
          </table:table-cell>
          <table:covered-table-cell table:number-columns-repeated="4" table:style-name="ce11"/>
        </table:table-row>
        <table:table-row table:style-name="ro5">
          <table:table-cell table:style-name="ce58" office:value-type="string" calcext:value-type="string">
            <text:p>2.1.1</text:p>
          </table:table-cell>
          <table:table-cell table:style-name="ce71"/>
          <table:table-cell table:style-name="ce86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ssential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4.1" calcext:value-type="float">
            <text:p>4.1</text:p>
          </table:table-cell>
          <table:table-cell table:style-name="ce87" office:value-type="string" calcext:value-type="string">
            <text:p>Capture Requirement for the Phas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This document</text:p>
          </table:table-cell>
        </table:table-row>
        <table:table-row table:style-name="ro5">
          <table:table-cell table:style-name="ce59"/>
          <table:table-cell table:style-name="ce59" office:value-type="float" office:value="4.2" calcext:value-type="float">
            <text:p>4.2</text:p>
          </table:table-cell>
          <table:table-cell table:style-name="ce87" office:value-type="string" calcext:value-type="string">
            <text:p>Develop high level design for the system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Complete</text:p>
          </table:table-cell>
        </table:table-row>
        <table:table-row table:style-name="ro5">
          <table:table-cell table:style-name="ce59"/>
          <table:table-cell table:style-name="ce59" office:value-type="float" office:value="4.3" calcext:value-type="float">
            <text:p>4.3</text:p>
          </table:table-cell>
          <table:table-cell table:style-name="ce107" office:value-type="string" calcext:value-type="string">
            <text:p><text:span text:style-name="T4">The system shall provide a </text:span><text:span text:style-name="T5">fully automated control for all aspects of the river system.</text:span>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</text:p>
          </table:table-cell>
          <table:table-cell table:style-name="ce87" office:value-type="string" calcext:value-type="string">
            <text:p>Automated control of the system shall utilise embedded computer techniques. 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1</text:p>
          </table:table-cell>
          <table:table-cell table:style-name="ce87" office:value-type="string" calcext:value-type="string">
            <text:p>The system shall have full control over the main pump, as well as the secondary water barrel pump(s)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2</text:p>
          </table:table-cell>
          <table:table-cell table:style-name="ce87" office:value-type="string" calcext:value-type="string">
            <text:p>The system shall utilise sensors to monitor the level of water in the sump and the barrel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3</text:p>
          </table:table-cell>
          <table:table-cell table:style-name="ce87" office:value-type="string" calcext:value-type="string">
            <text:p>The system shall have sensors in the river for leak detection/targeting.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4</text:p>
          </table:table-cell>
          <table:table-cell table:style-name="ce87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1.5</text:p>
          </table:table-cell>
          <table:table-cell table:style-name="ce87" office:value-type="string" calcext:value-type="string">
            <text:p>The system shall use the Raspberry Pi computer system (ideally with redundancy) to manage all its’ function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2</text:p>
          </table:table-cell>
          <table:table-cell table:style-name="ce87" office:value-type="string" calcext:value-type="string">
            <text:p>The system shall allow for manual (hardware) override of the controlling function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3</text:p>
          </table:table-cell>
          <table:table-cell table:style-name="ce87" office:value-type="string" calcext:value-type="string">
            <text:p>A test mode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</text:p>
          </table:table-cell>
          <table:table-cell table:style-name="ce87" office:value-type="string" calcext:value-type="string">
            <text:p>A web-browser-accessible Graphical User Interface (GUI)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1</text:p>
          </table:table-cell>
          <table:table-cell table:style-name="ce87" office:value-type="string" calcext:value-type="string">
            <text:p>The GUI shall provide a user-friendly status readout as well as some basic monitoring on its main window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2</text:p>
          </table:table-cell>
          <table:table-cell table:style-name="ce87" office:value-type="string" calcext:value-type="string">
            <text:p>The GUI shall have all of its features presented in one tabbed window for ease of us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3</text:p>
          </table:table-cell>
          <table:table-cell table:style-name="ce87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4.4</text:p>
          </table:table-cell>
          <table:table-cell table:style-name="ce87" office:value-type="string" calcext:value-type="string">
            <text:p>The GUI shall be controllable via a PC in the main building and/or directly at the location of the embedded system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Essential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3.5</text:p>
          </table:table-cell>
          <table:table-cell table:style-name="ce87" office:value-type="string" calcext:value-type="string">
            <text:p>The system shall be capable of diagnosing and reporting leaks/faults/clogged filters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61" office:value-type="string" calcext:value-type="string">
            <text:p>2.1.3</text:p>
          </table:table-cell>
          <table:table-cell table:style-name="ce72"/>
          <table:table-cell table:style-name="ce88" office:value-type="string" calcext:value-type="string">
            <text:p>Enhance WMT as a Visitor Attraction.</text:p>
          </table:table-cell>
          <table:table-cell table:style-name="ce82" office:value-type="float" office:value="2" calcext:value-type="float">
            <text:p>2</text:p>
          </table:table-cell>
          <table:table-cell table:style-name="ce88" office:value-type="string" calcext:value-type="string">
            <text:p>Essential</text:p>
          </table:table-cell>
          <table:table-cell table:style-name="ce91" office:value-type="string" calcext:value-type="string">
            <text:p>In progress</text:p>
          </table:table-cell>
        </table:table-row>
        <table:table-row table:style-name="ro5">
          <table:table-cell table:style-name="ce59"/>
          <table:table-cell table:style-name="ce59" office:value-type="float" office:value="4.4" calcext:value-type="float">
            <text:p>4.4</text:p>
          </table:table-cell>
          <table:table-cell table:style-name="ce87" office:value-type="string" calcext:value-type="string">
            <text:p>Educational displays shall be provided to inform visitor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59"/>
          <table:table-cell table:style-name="ce59" office:value-type="string" calcext:value-type="string">
            <text:p>4.4.1</text:p>
          </table:table-cell>
          <table:table-cell table:style-name="ce87" office:value-type="string" calcext:value-type="string">
            <text:p>A functional overview diagram of how the river control system works/will work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6" office:value-type="string" calcext:value-type="string">
            <text:p>4.4.2</text:p>
          </table:table-cell>
          <table:table-cell table:style-name="ce106" office:value-type="string" calcext:value-type="string">
            <text:p>Sensor outputs such as flow meters and depth levels shall be displayed for visitors to see.</text:p>
          </table:table-cell>
          <table:table-cell table:style-name="ce108" office:value-type="float" office:value="3" calcext:value-type="float">
            <text:p>3</text:p>
          </table:table-cell>
          <table:table-cell table:style-name="ce105" office:value-type="string" calcext:value-type="string">
            <text:p>Desirable</text:p>
          </table:table-cell>
          <table:table-cell table:style-name="ce105" office:value-type="string" calcext:value-type="string">
            <text:p>In progress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70"/>
        <table:table-column table:style-name="co1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8" table:default-cell-style-name="ce84"/>
        <table:table-row table:style-name="ro8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5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11" office:value-type="string" calcext:value-type="string" table:number-columns-spanned="2" table:number-rows-spanned="1">
            <text:p>Requirement Numbers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Requirement</text:p>
          </table:table-cell>
          <table:table-cell table:style-name="ce11" office:value-type="string" calcext:value-type="string" table:number-columns-spanned="1" table:number-rows-spanned="2">
            <text:p>Priority</text:p>
          </table:table-cell>
          <table:table-cell table:style-name="ce11" office:value-type="string" calcext:value-type="string" table:number-columns-spanned="1" table:number-rows-spanned="2">
            <text:p>Type</text:p>
          </table:table-cell>
          <table:table-cell table:style-name="ce1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Derived</text:p>
          </table:table-cell>
          <table:covered-table-cell table:number-columns-repeated="4" table:style-name="ce11"/>
        </table:table-row>
        <table:table-row table:style-name="ro5">
          <table:table-cell table:style-name="ce86" office:value-type="string" calcext:value-type="string">
            <text:p>2.2.3</text:p>
          </table:table-cell>
          <table:table-cell table:style-name="ce110"/>
          <table:table-cell table:style-name="ce111" office:value-type="string" calcext:value-type="string">
            <text:p>Stored water “balancing” between storage sites.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Desirable</text:p>
          </table:table-cell>
          <table:table-cell table:style-name="ce89" office:value-type="string" calcext:value-type="string">
            <text:p>In progress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12" office:value-type="float" office:value="6.1" calcext:value-type="float">
            <text:p>6.1</text:p>
          </table:table-cell>
          <table:table-cell table:style-name="ce107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Complete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12" office:value-type="string" calcext:value-type="string">
            <text:p>6.1.1</text:p>
          </table:table-cell>
          <table:table-cell table:style-name="ce107" office:value-type="string" calcext:value-type="string">
            <text:p>These rainwater butts shall be connected to the existing river control system.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Complete</text:p>
          </table:table-cell>
        </table:table-row>
        <table:table-row table:style-name="ro5"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6.1.1</text:p>
          </table:table-cell>
          <table:table-cell table:style-name="ce107" office:value-type="string" calcext:value-type="string">
            <text:p><text:span text:style-name="T4">A means of balancing the water levels in the </text:span><text:span text:style-name="T6">rainwater butts</text:span><text:span text:style-name="T7"> shall be provided.</text:span></text:p>
          </table:table-cell>
          <table:table-cell table:style-name="ce113" office:value-type="float" office:value="2" calcext:value-type="float">
            <text:p>2</text:p>
          </table:table-cell>
          <table:table-cell table:style-name="ce107" office:value-type="string" calcext:value-type="string">
            <text:p>Desirable</text:p>
          </table:table-cell>
          <table:table-cell table:style-name="ce114" office:value-type="string" calcext:value-type="string">
            <text:p>In progress</text:p>
          </table:table-cell>
        </table:table-row>
        <table:table-row table:style-name="ro5" table:number-rows-repeated="16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70"/>
        <table:table-column table:style-name="co4" table:default-cell-style-name="ce70"/>
        <table:table-column table:style-name="co1" table:number-columns-repeated="2" table:default-cell-style-name="ce84"/>
        <table:table-column table:style-name="co8" table:default-cell-style-name="ce84"/>
        <table:table-row table:style-name="ro8">
          <table:table-cell table:style-name="ce3"/>
          <table:table-cell table:style-name="Default" table:number-columns-repeated="5"/>
        </table:table-row>
        <table:table-row table:style-name="ro4">
          <table:table-cell table:style-name="ce3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55" office:value-type="string" calcext:value-type="string" table:number-columns-spanned="6" table:number-rows-spanned="1">
            <text:p>Phase 6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109"/>
          <table:table-cell table:style-name="Default" table:number-columns-repeated="4"/>
        </table:table-row>
        <table:table-row table:style-name="ro7">
          <table:table-cell table:style-name="ce11" office:value-type="string" calcext:value-type="string" table:number-columns-spanned="2" table:number-rows-spanned="1">
            <text:p>Requirement Numbers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Requirement</text:p>
          </table:table-cell>
          <table:table-cell table:style-name="ce11" office:value-type="string" calcext:value-type="string" table:number-columns-spanned="1" table:number-rows-spanned="2">
            <text:p>Priority</text:p>
          </table:table-cell>
          <table:table-cell table:style-name="ce11" office:value-type="string" calcext:value-type="string" table:number-columns-spanned="1" table:number-rows-spanned="2">
            <text:p>Type</text:p>
          </table:table-cell>
          <table:table-cell table:style-name="ce1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Derived</text:p>
          </table:table-cell>
          <table:covered-table-cell table:number-columns-repeated="4" table:style-name="ce11"/>
        </table:table-row>
        <table:table-row table:style-name="ro5">
          <table:table-cell table:style-name="ce86" office:value-type="string" calcext:value-type="string">
            <text:p>2.2.2</text:p>
          </table:table-cell>
          <table:table-cell table:style-name="ce110"/>
          <table:table-cell table:style-name="ce111" office:value-type="string" calcext:value-type="string">
            <text:p>Expand rain water harvesting, storage and irrigation feeds to suit needs of river / gardens.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Desirable</text:p>
          </table:table-cell>
          <table:table-cell table:style-name="ce89" office:value-type="string" calcext:value-type="string">
            <text:p>Not started</text:p>
          </table:table-cell>
        </table:table-row>
        <table:table-row table:style-name="ro5">
          <table:table-cell table:style-name="ce87" office:value-type="string" calcext:value-type="string">
            <text:p>-</text:p>
          </table:table-cell>
          <table:table-cell table:style-name="ce59" office:value-type="float" office:value="5.1" calcext:value-type="float">
            <text:p>5.1</text:p>
          </table:table-cell>
          <table:table-cell table:style-name="ce87" office:value-type="string" calcext:value-type="string">
            <text:p>Flexible hoses and ‘soaker’ hoses shall be provided to allow gardeners to irrigate plants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In progress</text:p>
          </table:table-cell>
        </table:table-row>
        <table:table-row table:style-name="ro5">
          <table:table-cell table:style-name="ce87" office:value-type="string" calcext:value-type="string">
            <text:p>-</text:p>
          </table:table-cell>
          <table:table-cell table:style-name="ce59" office:value-type="string" calcext:value-type="string">
            <text:p>5.1.1</text:p>
          </table:table-cell>
          <table:table-cell table:style-name="ce87" office:value-type="string" calcext:value-type="string">
            <text:p>A means of controlling the flow of water to the soaker hoses shall be provided.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Desirable</text:p>
          </table:table-cell>
          <table:table-cell table:style-name="ce90" office:value-type="string" calcext:value-type="string">
            <text:p>Not started</text:p>
          </table:table-cell>
        </table:table-row>
        <table:table-row table:style-name="ro5">
          <table:table-cell table:style-name="ce106"/>
          <table:table-cell table:style-name="ce106" office:value-type="string" calcext:value-type="string">
            <text:p>5.1.1.1</text:p>
          </table:table-cell>
          <table:table-cell table:style-name="ce106" office:value-type="string" calcext:value-type="string">
            <text:p>Initially, a physical control system shall be implemented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Essential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5" office:value-type="string" calcext:value-type="string">
            <text:p>5.1.1.2</text:p>
          </table:table-cell>
          <table:table-cell table:style-name="ce105" office:value-type="string" calcext:value-type="string">
            <text:p>When convenient, an automated software control system shall be implemented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Desirable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ce105"/>
          <table:table-cell table:style-name="ce105" office:value-type="string" calcext:value-type="string">
            <text:p>5.1.1.2.1</text:p>
          </table:table-cell>
          <table:table-cell table:style-name="ce105" office:value-type="string" calcext:value-type="string">
            <text:p>The automated control system must have an emergency shut-off feature.</text:p>
          </table:table-cell>
          <table:table-cell table:style-name="ce108" office:value-type="float" office:value="2" calcext:value-type="float">
            <text:p>2</text:p>
          </table:table-cell>
          <table:table-cell table:style-name="ce105" office:value-type="string" calcext:value-type="string">
            <text:p>Essential</text:p>
          </table:table-cell>
          <table:table-cell table:style-name="ce105" office:value-type="string" calcext:value-type="string">
            <text:p>Not Started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 table:number-rows-repeated="17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ill Sans MT" svg:font-family="'Gill Sans M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header-first style:display="false"/>
      <style:footer>
        <style:region-left>
          <text:p>Version 0.5.3, February 2018</text:p>
        </style:region-left>
        <style:region-right>
          <text:p>Page <text:page-number>1</text:page-number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ry Coles</meta:initial-creator>
    <meta:creation-date>2017-04-12T14:47:23.289979336</meta:creation-date>
    <dc:date>2022-08-26T10:52:27.841421996</dc:date>
    <meta:editing-duration>PT2H46M5S</meta:editing-duration>
    <meta:editing-cycles>29</meta:editing-cycles>
    <meta:generator>LibreOffice/7.3.5.2$Linux_X86_64 LibreOffice_project/30$Build-2</meta:generator>
    <dc:creator>Terry Coles</dc:creator>
    <meta:document-statistic meta:table-count="7" meta:cell-count="330" meta:object-count="1"/>
  </office:meta>
</office:document-meta>
</file>